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Standard" style:family="paragraph">
      <style:text-properties style:text-underline-type="single" style:text-underline-style="solid" style:text-underline-width="bold" style:text-underline-mode="continuous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s text:c="57"/></text:p>
      <text:p text:style-name="Standard"><text:s text:c="46"/><text:span text:style-name="T2">Experiment No: 1</text:span></text:p>
      <text:p text:style-name="Standard"/>
      <text:p text:style-name="Standard"><text:span text:style-name="T3">Name:</text:span><text:s/>Manoj Dhanraj Mule</text:p>
      <text:p text:style-name="Standard"><text:span text:style-name="T4">Roll No</text:span>: 71</text:p>
      <text:p text:style-name="Standard"><text:span text:style-name="T5">DIV:<text:s/></text:span>IT-B-B3</text:p>
      <text:p text:style-name="P6"/>
      <text:p text:style-name="Standard"/>
      <text:p text:style-name="P7">1) Date:</text:p>
      <text:p text:style-name="Standard"/>
      <text:p text:style-name="Standard">manoj@manoj-VirtualBox:~$ date</text:p>
      <text:p text:style-name="Standard">Thursday 11 July 2024 03:47:27 PM IST</text:p>
      <text:p text:style-name="Standard">manoj@manoj-VirtualBox:~$ date +%D</text:p>
      <text:p text:style-name="Standard">07/11/24</text:p>
      <text:p text:style-name="Standard">manoj@manoj-VirtualBox:~$ date +%F</text:p>
      <text:p text:style-name="Standard">2024-07-11</text:p>
      <text:p text:style-name="Standard">manoj@manoj-VirtualBox:~$ date +%H</text:p>
      <text:p text:style-name="Standard">15</text:p>
      <text:p text:style-name="Standard">manoj@manoj-VirtualBox:~$ date +%I</text:p>
      <text:p text:style-name="Standard">03</text:p>
      <text:p text:style-name="Standard">manoj@manoj-VirtualBox:~$ date +%m</text:p>
      <text:p text:style-name="Standard">07</text:p>
      <text:p text:style-name="Standard">manoj@manoj-VirtualBox:~$ date +%M</text:p>
      <text:p text:style-name="Standard">48</text:p>
      <text:p text:style-name="Standard">manoj@manoj-VirtualBox:~$ date +%R</text:p>
      <text:p text:style-name="Standard">15:49</text:p>
      <text:p text:style-name="Standard">manoj@manoj-VirtualBox:~$ date +%u</text:p>
      <text:p text:style-name="Standard">4</text:p>
      <text:p text:style-name="Standard">manoj@manoj-VirtualBox:~$ date +%Y</text:p>
      <text:p text:style-name="Standard">2024</text:p>
      <text:p text:style-name="Standard">manoj@manoj-VirtualBox:~$ date +%d</text:p>
      <text:p text:style-name="Standard">11</text:p>
      <text:p text:style-name="Standard">manoj@manoj-VirtualBox:~$ date +%e</text:p>
      <text:p text:style-name="Standard">11</text:p>
      <text:p text:style-name="Standard">manoj@manoj-VirtualBox:~$ ^C</text:p>
      <text:p text:style-name="Standard">manoj@manoj-VirtualBox:~$</text:p>
      <text:p text:style-name="Standard"/>
      <text:p text:style-name="Standard"/>
      <text:p text:style-name="P8">2) Cat:</text:p>
      <text:p text:style-name="Standard"/>
      <text:p text:style-name="Standard">manoj@manoj-VirtualBox:~$ cat &gt; demo1.txt</text:p>
      <text:p text:style-name="Standard">hi how are you?</text:p>
      <text:p text:style-name="Standard">what is your name?</text:p>
      <text:p text:style-name="Standard"/>
      <text:p text:style-name="Standard">manoj@manoj-VirtualBox:~$ cat demo1.txt</text:p>
      <text:p text:style-name="Standard">hi how are you?</text:p>
      <text:p text:style-name="Standard">what is your name?</text:p>
      <text:p text:style-name="Standard"/>
      <text:p text:style-name="Standard">manoj@manoj-VirtualBox:~$ cat &gt;&gt; demo1.txt</text:p>
      <text:p text:style-name="Standard">what is your college name</text:p>
      <text:p text:style-name="Standard"/>
      <text:p text:style-name="Standard">manoj@manoj-VirtualBox:~$ cat -n demo1.txt</text:p>
      <text:p text:style-name="Standard"><text:s text:c="5"/>1<text:tab/>hi how are you?</text:p>
      <text:p text:style-name="Standard"><text:s text:c="5"/>2<text:tab/>what is your name?</text:p>
      <text:p text:style-name="Standard"><text:s text:c="5"/>3<text:tab/>what is your college name</text:p>
      <text:p text:style-name="Standard"/>
      <text:p text:style-name="Standard">manoj@manoj-VirtualBox:~$ cat &gt; demo2.txt</text:p>
      <text:p text:style-name="Standard">i am fine</text:p>
      <text:p text:style-name="Standard">my name is manoj mule</text:p>
      <text:p text:style-name="Standard">my college name is vit,pune</text:p>
      <text:p text:style-name="Standard">manoj@manoj-VirtualBox:~$ cat demo1.txt demo2.txt</text:p>
      <text:p text:style-name="Standard">hi how are you?</text:p>
      <text:p text:style-name="Standard">what is your name?</text:p>
      <text:p text:style-name="Standard">what is your college name</text:p>
      <text:p text:style-name="Standard">i am fine</text:p>
      <text:p text:style-name="Standard">my name is manoj mule</text:p>
      <text:p text:style-name="Standard">my college name is vit,pune</text:p>
      <text:p text:style-name="Standard"/>
      <text:p text:style-name="Standard">manoj@manoj-VirtualBox:~$ cat demo1.text&gt;&gt;demo2.txt</text:p>
      <text:p text:style-name="Standard">cat: demo1.text: No such file or directory</text:p>
      <text:p text:style-name="Standard"/>
      <text:p text:style-name="Standard">manoj@manoj-VirtualBox:~$ cat demo1.txt&gt;&gt;demo2.txt</text:p>
      <text:p text:style-name="Standard">manoj@manoj-VirtualBox:~$ cat demo1.txt</text:p>
      <text:p text:style-name="Standard">hi how are you?</text:p>
      <text:p text:style-name="Standard">what is your name?</text:p>
      <text:p text:style-name="Standard">what is<text:s/>your college name</text:p>
      <text:p text:style-name="Standard"/>
      <text:p text:style-name="Standard">manoj@manoj-VirtualBox:~$ cat demo2.txt</text:p>
      <text:p text:style-name="Standard">i am fine</text:p>
      <text:p text:style-name="Standard">my name is manoj mule</text:p>
      <text:p text:style-name="Standard">my college name is vit,pune</text:p>
      <text:p text:style-name="Standard">hi how are you?</text:p>
      <text:p text:style-name="Standard">what is your name?</text:p>
      <text:p text:style-name="Standard">what is your college name</text:p>
      <text:p text:style-name="Standard"/>
      <text:p text:style-name="Standard"/>
      <text:p text:style-name="P9">3) cal :</text:p>
      <text:p text:style-name="Standard"/>
      <text:p text:style-name="Standard">manoj@manoj-VirtualBox:~$ cal</text:p>
      <text:p text:style-name="Standard"><text:s text:c="5"/>July 2024 <text:s text:c="7"/></text:p>
      <text:p text:style-name="Standard">Su Mo Tu We Th Fr Sa <text:s/></text:p>
      <text:p text:style-name="Standard"><text:s text:c="4"/>1 <text:s/>2 <text:s/>3 <text:s/>4 <text:s/>5 <text:s/>6 <text:s/></text:p>
      <text:p text:style-name="Standard"><text:s/>7 <text:s/>8 <text:s/>9 10 11 12 13 <text:s/></text:p>
      <text:p text:style-name="Standard">14 15 16 17 18 19 20 <text:s/></text:p>
      <text:p text:style-name="Standard">21 22 23 24 25 26 27 <text:s/></text:p>
      <text:p text:style-name="Standard">28 29 30 31 <text:s text:c="10"/></text:p>
      <text:p text:style-name="Standard"><text:s text:c="22"/></text:p>
      <text:p text:style-name="Standard">manoj@manoj-VirtualBox:~$ cal -y</text:p>
      <text:p text:style-name="Standard"><text:s text:c="28"/>2024</text:p>
      <text:p text:style-name="Standard"><text:s text:c="6"/>January <text:s text:c="14"/>February <text:s text:c="14"/>March <text:s text:c="9"/></text:p>
      <text:p text:style-name="Standard">Su Mo Tu We Th Fr Sa <text:s/>Su Mo Tu We Th Fr Sa <text:s/>Su Mo Tu We Th Fr Sa <text:s/></text:p>
      <text:p text:style-name="Standard"><text:s text:c="4"/>1 <text:s/>2 <text:s/>3 <text:s/>4 <text:s/>5 <text:s/>6 <text:s text:c="14"/>1 <text:s/>2 <text:s/>3 <text:s text:c="17"/>1 <text:s/>2 <text:s/></text:p>
      <text:p text:style-name="Standard"><text:s/>7 <text:s/>8 <text:s/>9 10 11 12 13 <text:s text:c="2"/>4 <text:s/>5 <text:s/>6 <text:s/>7 <text:s/>8 <text:s/>9 10 <text:s text:c="2"/>3 <text:s/>4 <text:s/>5 <text:s/>6 <text:s/>7 <text:s/>8 <text:s/>9 <text:s/></text:p>
      <text:p text:style-name="Standard">14 15 16 17 18 19 20 <text:s/>11<text:s/>12 13 14 15 16 17 <text:s/>10 11 12 13 14 15 16 <text:s/></text:p>
      <text:p text:style-name="Standard">21 22 23 24 25 26 27 <text:s/>18 19 20 21 22 23 24 <text:s/>17 18 19 20 21 22 23 <text:s/></text:p>
      <text:p text:style-name="Standard">28 29 30 31 <text:s text:c="10"/>25 26 27 28 29 <text:s text:c="7"/>24 25 26 27 28 29 30 <text:s/></text:p>
      <text:p text:style-name="Standard"><text:s text:c="44"/>31 <text:s text:c="19"/></text:p>
      <text:p text:style-name="Standard"/>
      <text:p text:style-name="Standard"><text:s text:c="7"/>April <text:s text:c="17"/>May <text:s text:c="18"/>June <text:s text:c="9"/></text:p>
      <text:p text:style-name="Standard">Su Mo Tu We Th Fr Sa <text:s/>Su Mo Tu We Th Fr Sa <text:s/>Su Mo Tu We Th Fr Sa <text:s/></text:p>
      <text:p text:style-name="Standard"><text:s text:c="4"/>1 <text:s/>2 <text:s/>3 <text:s/>4 <text:s/>5 <text:s/>6 <text:s text:c="11"/>1 <text:s/>2 <text:s/>3 <text:s/>4 <text:s text:c="20"/>1 <text:s/></text:p>
      <text:p text:style-name="Standard"><text:s/>7 <text:s/>8 <text:s/>9 10 11 12 13 <text:s text:c="2"/>5 <text:s/>6 <text:s/>7 <text:s/>8 <text:s/>9 10 11 <text:s text:c="2"/>2 <text:s/>3 <text:s/>4 <text:s/>5 <text:s/>6 <text:s/>7 <text:s/>8 <text:s/></text:p>
      <text:p text:style-name="Standard">14 15 16 17 18 19 20 <text:s/>12 13 14 15 16 17 18 <text:s text:c="2"/>9 10 11 12 13 14 15 <text:s/></text:p>
      <text:p text:style-name="Standard">21 22 23 24 25 26 27 <text:s/>19 20 21 22 23 24 25 <text:s/>16 17 18 19 20 21 22 <text:s/></text:p>
      <text:p text:style-name="Standard">28 29 30 <text:s text:c="13"/>26 27 28 29 30 31 <text:s text:c="4"/>23 24 25 26 27 28 29 <text:s/></text:p>
      <text:p text:style-name="Standard"><text:s text:c="44"/>30 <text:s text:c="19"/></text:p>
      <text:p text:style-name="Standard"/>
      <text:p text:style-name="Standard"><text:s text:c="8"/>July <text:s text:c="16"/>August <text:s text:c="13"/>September <text:s text:c="7"/></text:p>
      <text:p text:style-name="Standard">Su Mo Tu We Th Fr Sa <text:s/>Su Mo Tu We Th Fr Sa <text:s/>Su Mo Tu We Th Fr Sa <text:s/></text:p>
      <text:p text:style-name="Standard"><text:s text:c="4"/>1 <text:s/>2 <text:s/>3 <text:s/>4 <text:s/>5 <text:s/>6 <text:s text:c="14"/>1 <text:s/>2 <text:s/>3 <text:s text:c="2"/>1 <text:s/>2 <text:s/>3 <text:s/>4 <text:s/>5 <text:s/>6 <text:s/>7 <text:s/></text:p>
      <text:p text:style-name="Standard"><text:s/>7 <text:s/>8 <text:s/>9 10 11 12 13 <text:s text:c="2"/>4 <text:s/>5 <text:s/>6 <text:s/>7 <text:s/>8 <text:s/>9 10 <text:s text:c="2"/>8 <text:s/>9 10 11 12 13 14 <text:s/></text:p>
      <text:p text:style-name="Standard">14 15 16 17 18 19 20 <text:s/>11 12 13 14 15 16 17 <text:s/>15 16 17 18 19 20 21 <text:s/></text:p>
      <text:p text:style-name="Standard">21 22 23 24 25 26 27 <text:s/>18 19 20 21 22 23 24 <text:s/>22 23 24 25 26 27 28 <text:s/></text:p>
      <text:p text:style-name="Standard">28 29 30 31 <text:s text:c="10"/>25 26 27 28 29 30 31 <text:s/>29 30 <text:s text:c="16"/></text:p>
      <text:p text:style-name="Standard"><text:s text:c="66"/></text:p>
      <text:p text:style-name="Standard"/>
      <text:p text:style-name="Standard"><text:s text:c="6"/>October <text:s text:c="14"/>November <text:s text:c="13"/>December <text:s text:c="7"/></text:p>
      <text:p text:style-name="Standard">Su Mo Tu We Th Fr Sa <text:s/>Su Mo Tu We Th Fr Sa <text:s/>Su Mo Tu We Th Fr Sa <text:s/></text:p>
      <text:p text:style-name="Standard"><text:s text:c="7"/>1 <text:s/>2 <text:s/>3 <text:s/>4 <text:s/>5 <text:s text:c="17"/>1 <text:s/>2 <text:s text:c="2"/>1 <text:s/>2 <text:s/>3 <text:s/>4 <text:s/>5 <text:s/>6 <text:s/>7 <text:s/></text:p>
      <text:p text:style-name="Standard"><text:s/>6 <text:s/>7 <text:s/>8 <text:s/>9 10 11 12 <text:s text:c="2"/>3 <text:s/>4 <text:s/>5 <text:s/>6 <text:s/>7 <text:s/>8 <text:s/>9 <text:s text:c="2"/>8 <text:s/>9 10 11 12 13 14 <text:s/></text:p>
      <text:p text:style-name="Standard">13 14 15 16 17 18 19 <text:s/>10 11 12 13 14 15 16 <text:s/>15 16 17 18 19 20 21 <text:s/></text:p>
      <text:p text:style-name="Standard">20 21 22 23 24 25 26 <text:s/>17 18 19 20 21 22 23 <text:s/>22 23 24 25 26 27 28 <text:s/></text:p>
      <text:p text:style-name="Standard">27 28 29 30 31 <text:s text:c="7"/>24 25 26 27 28 29 30 <text:s/>29 30 31<text:s/><text:s text:c="13"/></text:p>
      <text:p text:style-name="Standard"><text:s text:c="66"/></text:p>
      <text:p text:style-name="Standard">manoj@manoj-VirtualBox:~$ cal -y 2-24</text:p>
      <text:p text:style-name="Standard">cal: not a valid year 2-24</text:p>
      <text:p text:style-name="Standard">manoj@manoj-VirtualBox:~$ cal -y 24</text:p>
      <text:p text:style-name="Standard"><text:s text:c="29"/>24</text:p>
      <text:p text:style-name="Standard"><text:s text:c="6"/>January <text:s text:c="14"/>February <text:s text:c="14"/>March <text:s text:c="9"/></text:p>
      <text:p text:style-name="Standard">Su Mo Tu We Th Fr Sa <text:s/>Su Mo Tu We Th Fr Sa <text:s/>Su Mo Tu We Th Fr Sa <text:s/></text:p>
      <text:p text:style-name="Standard"><text:s text:c="19"/>1 <text:s text:c="8"/>1 <text:s/>2 <text:s/>3 <text:s/>4 <text:s/>5 <text:s text:c="11"/>1 <text:s/>2 <text:s/>3 <text:s/>4 <text:s/></text:p>
      <text:p text:style-name="Standard"><text:s/>2 <text:s/>3 <text:s/>4 <text:s/>5 <text:s/>6 <text:s/>7 <text:s/>8 <text:s text:c="2"/>6 <text:s/>7 <text:s/>8 <text:s/>9 10 11 12 <text:s text:c="2"/>5 <text:s/>6 <text:s/>7 <text:s/>8 <text:s/>9 10 11 <text:s/></text:p>
      <text:p text:style-name="Standard"><text:s/>9 10 11 12 13 14 15 <text:s/>13 14 15 16 17 18 19 <text:s/>12 13 14 15 16 17 18 <text:s/></text:p>
      <text:p text:style-name="Standard">16 17 18 19 20 21 22 <text:s/>20 21 22 23 24 25 26 <text:s/>19 20 21 22 23 24 25 <text:s/></text:p>
      <text:p text:style-name="Standard">23 24 25 26 27 28 29 <text:s/>27 28 29 <text:s text:c="13"/>26 27 28 29 30 31 <text:s text:c="4"/></text:p>
      <text:p text:style-name="Standard">30 31 <text:s text:c="60"/></text:p>
      <text:p text:style-name="Standard"/>
      <text:p text:style-name="Standard"><text:s text:c="7"/>April <text:s text:c="17"/>May <text:s text:c="18"/>June <text:s text:c="9"/></text:p>
      <text:p text:style-name="Standard">Su Mo Tu We Th Fr Sa <text:s/>Su Mo Tu We Th Fr Sa <text:s/>Su Mo Tu We Th Fr Sa <text:s/></text:p>
      <text:p text:style-name="Standard"><text:s text:c="19"/>1 <text:s text:c="5"/>1 <text:s/>2 <text:s/>3 <text:s/>4 <text:s/>5 <text:s/>6 <text:s text:c="14"/>1 <text:s/>2 <text:s/>3 <text:s/></text:p>
      <text:p text:style-name="Standard"><text:s/>2 <text:s/>3 <text:s/>4 <text:s/>5 <text:s/>6 <text:s/>7 <text:s/>8 <text:s text:c="2"/>7 <text:s/>8 <text:s/>9 10 11 12 13 <text:s text:c="2"/>4 <text:s/>5 <text:s/>6 <text:s/>7 <text:s/>8 <text:s/>9 10 <text:s/></text:p>
      <text:p text:style-name="Standard"><text:s/>9 10 11 12 13 14 15 <text:s/>14 15 16 17 18 19 20 <text:s/>11 12 13 14 15 16 17 <text:s/></text:p>
      <text:p text:style-name="Standard">16 17 18 19 20 21 22 <text:s/>21 22 23 24 25 26 27 <text:s/>18 19 20 21 22 23 24 <text:s/></text:p>
      <text:p text:style-name="Standard">23 24 25 26 27 28 29 <text:s/>28 29 30 31 <text:s text:c="10"/>25 26 27 28 29 30 <text:s text:c="4"/></text:p>
      <text:p text:style-name="Standard">30 <text:s text:c="63"/></text:p>
      <text:p text:style-name="Standard"/>
      <text:p text:style-name="Standard"><text:s text:c="8"/>July <text:s text:c="16"/>August <text:s text:c="13"/>September <text:s text:c="7"/></text:p>
      <text:p text:style-name="Standard">Su Mo Tu We Th Fr Sa <text:s/>Su Mo Tu We Th Fr Sa <text:s/>Su Mo Tu We Th Fr Sa <text:s/></text:p>
      <text:p text:style-name="Standard"><text:s text:c="19"/>1 <text:s text:c="8"/>1 <text:s/>2 <text:s/>3 <text:s/>4 <text:s/>5 <text:s text:c="17"/>1 <text:s/>2 <text:s/></text:p>
      <text:p text:style-name="Standard"><text:s/>2 <text:s/>3 <text:s/>4 <text:s/>5 <text:s/>6 <text:s/>7 <text:s/>8 <text:s text:c="2"/>6 <text:s/>7 <text:s/>8 <text:s/>9 10 11 12 <text:s text:c="2"/>3<text:s text:c="2"/>4 <text:s/>5 <text:s/>6 <text:s/>7 <text:s/>8 <text:s/>9 <text:s/></text:p>
      <text:p text:style-name="Standard"><text:s/>9 10 11 12 13 14 15 <text:s/>13 14 15 16 17 18 19 <text:s/>10 11 12 13 14 15 16 <text:s/></text:p>
      <text:p text:style-name="Standard">16 17 18 19 20 21 22 <text:s/>20 21 22 23 24 25 26 <text:s/>17 18 19 20 21 22 23 <text:s/></text:p>
      <text:p text:style-name="Standard">23 24 25 26 27 28 29 <text:s/>27 28 29 30 31 <text:s text:c="7"/>24 25 26 27 28 29 30 <text:s/></text:p>
      <text:p text:style-name="Standard">30 31<text:s/><text:s text:c="60"/></text:p>
      <text:p text:style-name="Standard"/>
      <text:p text:style-name="Standard"><text:s text:c="6"/>October <text:s text:c="14"/>November <text:s text:c="13"/>December <text:s text:c="7"/></text:p>
      <text:p text:style-name="Standard">Su Mo Tu We Th Fr Sa <text:s/>Su Mo Tu We Th Fr Sa <text:s/>Su Mo Tu We Th Fr Sa <text:s/></text:p>
      <text:p text:style-name="Standard"><text:s/>1 <text:s/>2 <text:s/>3 <text:s/>4 <text:s/>5 <text:s/>6 <text:s/>7 <text:s text:c="11"/>1 <text:s/>2 <text:s/>3 <text:s/>4 <text:s text:c="17"/>1 <text:s/>2 <text:s/></text:p>
      <text:p text:style-name="Standard"><text:s/>8 <text:s/>9 10 11 12 13 14 <text:s text:c="2"/>5 <text:s/>6 <text:s/>7 <text:s/>8 <text:s/>9 10 11 <text:s text:c="2"/>3 <text:s/>4 <text:s/>5 <text:s/>6 <text:s/>7 <text:s/>8 <text:s/>9 <text:s/></text:p>
      <text:p text:style-name="Standard">15 16 17 18 19 20 21 <text:s/>12 13 14 15 16 17 18 <text:s/>10 11 12 13 14 15 16 <text:s/></text:p>
      <text:p text:style-name="Standard">22 23 24 25 26 27 28 <text:s/>19 20 21 22 23 24 25 <text:s/>17 18 19 20 21 22 23 <text:s/></text:p>
      <text:p text:style-name="Standard">29 30 31 <text:s text:c="13"/>26 27 28 29 30 <text:s text:c="7"/>24 25 26 27 28 29 30 <text:s/></text:p>
      <text:p text:style-name="Standard"><text:s text:c="44"/>31 <text:s text:c="19"/></text:p>
      <text:p text:style-name="Standard">manoj@manoj-VirtualBox:~$ cal -3</text:p>
      <text:p text:style-name="Standard"><text:s text:c="5"/>June 2024 <text:s text:c="12"/>July 2024 <text:s text:c="11"/>August 2024 <text:s text:c="6"/></text:p>
      <text:p text:style-name="Standard">Su Mo Tu We Th Fr Sa <text:s/>Su Mo Tu We Th Fr Sa <text:s/>Su Mo Tu We Th Fr Sa <text:s/></text:p>
      <text:p text:style-name="Standard"><text:s text:c="19"/>1 <text:s text:c="5"/>1 <text:s/>2 <text:s/>3 <text:s/>4 <text:s/>5 <text:s/>6 <text:s text:c="14"/>1 <text:s/>2 <text:s/>3 <text:s/></text:p>
      <text:p text:style-name="Standard"><text:s/>2 <text:s/>3 <text:s/>4 <text:s/>5 <text:s/>6 <text:s/>7 <text:s/>8 <text:s text:c="2"/>7 <text:s/>8 <text:s/>9 10 11 12 13 <text:s text:c="2"/>4 <text:s/>5 <text:s/>6 <text:s/>7 <text:s/>8 <text:s/>9 10 <text:s/></text:p>
      <text:p text:style-name="Standard"><text:s/>9 10 11 12 13 14 15 <text:s/>14 15 16 17 18 19 20 <text:s/>11 12 13 14 15 16 17 <text:s/></text:p>
      <text:p text:style-name="Standard">16 17 18 19 20 21 22 <text:s/>21 22 23 24 25 26 27 <text:s/>18 19 20 21 22 23 24 <text:s/></text:p>
      <text:p text:style-name="Standard">23 24 25 26 27 28 29 <text:s/>28 29 30 31 <text:s text:c="10"/>25 26 27 28 29 30 31 <text:s/></text:p>
      <text:p text:style-name="Standard">30 <text:s/></text:p>
      <text:p text:style-name="Standard"/>
      <text:p text:style-name="P10">4) who:</text:p>
      <text:p text:style-name="Standard"/>
      <text:p text:style-name="Standard">manoj@manoj-VirtualBox:~$ who</text:p>
      <text:p text:style-name="Standard">manoj <text:s text:c="3"/>tty2 <text:s text:c="8"/>2024-07-15 14:21 (tty2)</text:p>
      <text:p text:style-name="Standard"/>
      <text:p text:style-name="Standard">manoj@manoj-VirtualBox:~$ who am i</text:p>
      <text:p text:style-name="Standard"/>
      <text:p text:style-name="Standard">manoj@manoj-VirtualBox:~$ who -H</text:p>
      <text:p text:style-name="Standard">NAME <text:s text:c="4"/>LINE<text:s/><text:s text:c="8"/>TIME <text:s text:c="12"/>COMMENT</text:p>
      <text:p text:style-name="Standard">manoj <text:s text:c="3"/>tty2 <text:s text:c="8"/>2024-07-15 14:21 (tty2)</text:p>
      <text:p text:style-name="Standard"/>
      <text:p text:style-name="Standard">manoj@manoj-VirtualBox:~$ who -q</text:p>
      <text:p text:style-name="Standard">manoj</text:p>
      <text:p text:style-name="Standard"># users=1</text:p>
      <text:p text:style-name="Standard"/>
      <text:p text:style-name="Standard">manoj@manoj-VirtualBox:~$ who -u</text:p>
      <text:p text:style-name="Standard">manoj <text:s text:c="3"/>tty2 <text:s text:c="8"/>2024-07-15 14:21 00:12 <text:s text:c="8"/>789 (tty2)</text:p>
      <text:p text:style-name="Standard"/>
      <text:p text:style-name="Standard">manoj@manoj-VirtualBox:~$ who -b</text:p>
      <text:p text:style-name="Standard"><text:s text:c="9"/>system boot <text:s/>2024-07-15 14:21</text:p>
      <text:p text:style-name="Standard">manoj@manoj-VirtualBox:~$</text:p>
      <text:p text:style-name="Standard"/>
      <text:p text:style-name="Standard"/>
      <text:p text:style-name="Standard"/>
      <text:p text:style-name="Standard"/>
      <text:p text:style-name="P11">5) echo:</text:p>
      <text:p text:style-name="Standard"/>
      <text:p text:style-name="Standard">manoj@manoj-VirtualBox:~$ echo "hello world"</text:p>
      <text:p text:style-name="Standard">hello world</text:p>
      <text:p text:style-name="Standard"/>
      <text:p text:style-name="Standard">manoj@manoj-VirtualBox:~$ name="alice"</text:p>
      <text:p text:style-name="Standard">manoj@manoj-VirtualBox:~$ echo "hello,$name!"</text:p>
      <text:p text:style-name="Standard">hello,alice!</text:p>
      <text:p text:style-name="Standard"/>
      <text:p text:style-name="Standard">manoj@manoj-VirtualBox:~$ echo -n "hello world"</text:p>
      <text:p text:style-name="Standard">hello worldmanoj</text:p>
      <text:p text:style-name="Standard"/>
      <text:p text:style-name="Standard">@manoj-VirtualBox:~$ echo -e "hello,\nworld"</text:p>
      <text:p text:style-name="Standard">hello,</text:p>
      <text:p text:style-name="Standard">world</text:p>
      <text:p text:style-name="Standard"/>
      <text:p text:style-name="Standard">manoj@manoj-VirtualBox:~$ echo -E "hello,\nworld"</text:p>
      <text:p text:style-name="Standard">hello,\nworld</text:p>
      <text:p text:style-name="Standard">manoj@manoj-VirtualBox:~$</text:p>
      <text:p text:style-name="Standard"/>
      <text:p text:style-name="Standard"/>
      <text:p text:style-name="P12">6) bc:</text:p>
      <text:p text:style-name="Standard"/>
      <text:p text:style-name="Standard">manoj@manoj-VirtualBox:~$ echo -E "hello,\nworld"</text:p>
      <text:p text:style-name="Standard">hello,\nworld</text:p>
      <text:p text:style-name="Standard"/>
      <text:p text:style-name="Standard">manoj@manoj-VirtualBox:~$ echo "2+3" | bc</text:p>
      <text:p text:style-name="Standard">5</text:p>
      <text:p text:style-name="Standard"/>
      <text:p text:style-name="Standard">manoj@manoj-VirtualBox:~$ echo "a=5; b=3; a*b" | bc</text:p>
      <text:p text:style-name="Standard">15</text:p>
      <text:p text:style-name="Standard"/>
      <text:p text:style-name="Standard">manoj@manoj-VirtualBox:~$ echo "scale=2; 10/3" | bc</text:p>
      <text:p text:style-name="Standard">3.33</text:p>
      <text:p text:style-name="Standard"/>
      <text:p text:style-name="Standard">manoj@manoj-VirtualBox:~$ echo "scale=5; s(1)" | bc -l</text:p>
      <text:p text:style-name="Standard">.84147</text:p>
      <text:p text:style-name="Standard"/>
      <text:p text:style-name="Standard"/>
      <text:p text:style-name="P13">7) passswd:</text:p>
      <text:p text:style-name="Standard"/>
      <text:p text:style-name="Standard">manoj@manoj-VirtualBox:~$ passwd</text:p>
      <text:p text:style-name="Standard"/>
      <text:p text:style-name="Standard">Changing password for manoj.</text:p>
      <text:p text:style-name="Standard">Current password:</text:p>
      <text:p text:style-name="Standard"/>
      <text:p text:style-name="Standard">New password:</text:p>
      <text:p text:style-name="Standard">Retype new password:</text:p>
      <text:p text:style-name="Standard">passwd: password updated successfully</text:p>
      <text:p text:style-name="Standard">manoj@manoj-VirtualBox:~$</text:p>
      <text:p text:style-name="Standard"/>
      <text:p text:style-name="Standard"/>
      <text:p text:style-name="P14">8) alias:</text:p>
      <text:p text:style-name="Standard"/>
      <text:p text:style-name="Standard">manoj@manoj-VirtualBox:~$ alias erase=rm</text:p>
      <text:p text:style-name="Standard">manoj@manoj-VirtualBox:~$ ls</text:p>
      <text:p text:style-name="Standard">a.out <text:s text:c="15"/>Desktop <text:s text:c="3"/>f1 <text:s text:c="11"/>Pictures <text:s/>Templates</text:p>
      <text:p text:style-name="Standard">clientserverprogram <text:s/>Documents <text:s/>helloworld.c <text:s/>project <text:s text:c="2"/>test</text:p>
      <text:p text:style-name="Standard">demo1.txt <text:s text:c="11"/>Downloads <text:s/>manoj2.txt <text:s text:c="3"/>Public <text:s text:c="3"/>Videos</text:p>
      <text:p text:style-name="Standard">demo2.txt <text:s text:c="11"/>error <text:s text:c="5"/>Music <text:s text:c="8"/>snap</text:p>
      <text:p text:style-name="Standard">manoj@manoj-VirtualBox:~$ erase manoj2.txt</text:p>
      <text:p text:style-name="Standard"/>
      <text:p text:style-name="Standard">manoj@manoj-VirtualBox:~$ ls</text:p>
      <text:p text:style-name="Standard">a.out <text:s text:c="15"/>demo2.txt <text:s/>Downloads <text:s/>helloworld.c <text:s/>project <text:s/>Templates</text:p>
      <text:p text:style-name="Standard">clientserverprogram <text:s/>Desktop <text:s text:c="3"/>error <text:s text:c="5"/>Music <text:s text:c="8"/>Public <text:s text:c="2"/>test</text:p>
      <text:p text:style-name="Standard">demo1.txt <text:s text:c="11"/>Documents <text:s/>f1 <text:s text:c="8"/>Pictures <text:s text:c="5"/>snap <text:s text:c="4"/>Videos</text:p>
      <text:p text:style-name="Standard"/>
      <text:p text:style-name="P15">9) grep:</text:p>
      <text:p text:style-name="Standard"/>
      <text:p text:style-name="Standard">manoj@manoj-VirtualBox:~$ grep 'search_item' demo1.txt</text:p>
      <text:p text:style-name="Standard">manoj@manoj-VirtualBox:~$ grep 'how are you' demo1.txt</text:p>
      <text:p text:style-name="Standard">hi how are you?</text:p>
      <text:p text:style-name="Standard"/>
      <text:p text:style-name="Standard">manoj@manoj-VirtualBox:~$ cat demo1.txt</text:p>
      <text:p text:style-name="Standard">hi how are you?</text:p>
      <text:p text:style-name="Standard">what is your name?</text:p>
      <text:p text:style-name="Standard">what is your college name</text:p>
      <text:p text:style-name="Standard"/>
      <text:p text:style-name="P16">10) man:</text:p>
      <text:p text:style-name="Standard"/>
      <text:p text:style-name="Standard">manoj@manoj-VirtualBox:~$ man ls</text:p>
      <text:p text:style-name="Standard"><text:s text:c="3"/></text:p>
      <text:p text:style-name="Standard"><text:s text:c="14"/>/ / prints the default page</text:p>
      <text:p text:style-name="Standard"/>
      <text:p text:style-name="P17">#File and Directory related commands</text:p>
      <text:p text:style-name="P18"/>
      <text:p text:style-name="P19">11) cp</text:p>
      <text:p text:style-name="Standard"/>
      <text:p text:style-name="Standard"><text:s text:c="3"/></text:p>
      <text:p text:style-name="Standard">manoj@manoj-VirtualBox:~$ echo "hello vit"&gt; f1.txt</text:p>
      <text:p text:style-name="Standard">manoj@manoj-VirtualBox:~$ cat f1.txt</text:p>
      <text:p text:style-name="Standard">hello vit</text:p>
      <text:p text:style-name="Standard">manoj@manoj-VirtualBox:~$ cp -i f1.txt f2.txt</text:p>
      <text:p text:style-name="Standard">manoj@manoj-VirtualBox:~$ echo "i am vit student"&gt;f2.txt</text:p>
      <text:p text:style-name="Standard">manoj@manoj-VirtualBox:~$ cp -i f1.txt f2.txt</text:p>
      <text:p text:style-name="Standard">cp: overwrite 'f2.txt'? y</text:p>
      <text:p text:style-name="Standard">manoj@manoj-VirtualBox:~$ mkdir dir1</text:p>
      <text:p text:style-name="Standard">manoj@manoj-VirtualBox:~$ touch dir1/file1.txt</text:p>
      <text:p text:style-name="Standard">manoj@manoj-VirtualBox:~$ cp -r dir1 dir2</text:p>
      <text:p text:style-name="Standard">manoj@manoj-VirtualBox:~$ echo "hii"&gt;f1.txt</text:p>
      <text:p text:style-name="Standard">manoj@manoj-VirtualBox:~$ cp -u f1.txt f2.txt</text:p>
      <text:p text:style-name="Standard">manoj@manoj-VirtualBox:~$ cp -v f1.txt f3.txt</text:p>
      <text:p text:style-name="Standard">'f1.txt' -&gt; 'f3.txt'</text:p>
      <text:p text:style-name="Standard">manoj@manoj-VirtualBox:~$ cp -p f1.txt f4.txt</text:p>
      <text:p text:style-name="Standard">manoj@manoj-VirtualBox:~$ ls -l f4.txt</text:p>
      <text:p text:style-name="Standard">-rw-rw-r-- 1 manoj manoj 4 Jul 20 15:19 f4.txt</text:p>
      <text:p text:style-name="Standard">manoj@manoj-VirtualBox:~$</text:p>
      <text:p text:style-name="Standard"/>
      <text:p text:style-name="Standard"/>
      <text:p text:style-name="P20">12) mv</text:p>
      <text:p text:style-name="Standard"/>
      <text:p text:style-name="Standard">rw-rw-r-- 1 manoj manoj 4 Jul 20 15:19 f4.txt</text:p>
      <text:p text:style-name="Standard">manoj@manoj-VirtualBox:~$ echo "hello manoj"&gt;f1.txt</text:p>
      <text:p text:style-name="Standard">manoj@manoj-VirtualBox:~$ echo "another one"&gt;f2.txt</text:p>
      <text:p text:style-name="Standard">manoj@manoj-VirtualBox:~$ mv -i f1.txt f2.txt</text:p>
      <text:p text:style-name="Standard">mv: overwrite 'f2.txt'? y</text:p>
      <text:p text:style-name="Standard">manoj@manoj-VirtualBox:~$ echo "vitian"&gt;f3.txt</text:p>
      <text:p text:style-name="Standard">manoj@manoj-VirtualBox:~$ mv -n f3.txt f2.txt</text:p>
      <text:p text:style-name="Standard">manoj@manoj-VirtualBox:~$ mv -v f2.txt f4.txt</text:p>
      <text:p text:style-name="Standard">renamed 'f2.txt' -&gt; 'f4.txt'</text:p>
      <text:p text:style-name="Standard">manoj@manoj-VirtualBox:~$ echo "ganpati bappa morya"&gt;f5.txt</text:p>
      <text:p text:style-name="Standard">manoj@manoj-VirtualBox:~$ mv -f f5.txt f4.txt</text:p>
      <text:p text:style-name="Standard">manoj@manoj-VirtualBox:~$</text:p>
      <text:p text:style-name="Standard"/>
      <text:p text:style-name="P21">13) rm</text:p>
      <text:p text:style-name="P22"/>
      <text:p text:style-name="Standard"/>
      <text:p text:style-name="Standard">manoj@manoj-VirtualBox:~$ touch f1.txt</text:p>
      <text:p text:style-name="Standard">manoj@manoj-VirtualBox:~$ rm -i f1.txt</text:p>
      <text:p text:style-name="Standard">rm: remove regular empty file 'f1.txt'? y</text:p>
      <text:p text:style-name="Standard">manoj@manoj-VirtualBox:~$ touch f2.txt</text:p>
      <text:p text:style-name="Standard">manoj@manoj-VirtualBox:~$ rm -f f2.txt</text:p>
      <text:p text:style-name="Standard">manoj@manoj-VirtualBox:~$ touch f3.txt</text:p>
      <text:p text:style-name="Standard">manoj@manoj-VirtualBox:~$ rm -v f3.txt</text:p>
      <text:p text:style-name="Standard">removed 'f3.txt'</text:p>
      <text:p text:style-name="Standard"/>
      <text:p text:style-name="Standard">manoj@manoj-VirtualBox:~$ rm -r dir1</text:p>
      <text:p text:style-name="Standard">manoj@manoj-VirtualBox:~$</text:p>
      <text:p text:style-name="Standard"/>
      <text:p text:style-name="P23">14)mkdir</text:p>
      <text:p text:style-name="P24"/>
      <text:p text:style-name="Standard">manoj@manoj-VirtualBox:~$ mkdir -p home/dir3</text:p>
      <text:p text:style-name="Standard">manoj@manoj-VirtualBox:~$ cd home</text:p>
      <text:p text:style-name="Standard">manoj@manoj-VirtualBox:~/home$ ls</text:p>
      <text:p text:style-name="Standard">dir3</text:p>
      <text:p text:style-name="Standard">manoj@manoj-VirtualBox:~/home$ mkdir -v dir2</text:p>
      <text:p text:style-name="Standard">mkdir: created directory 'dir2'</text:p>
      <text:p text:style-name="Standard">manoj@manoj-VirtualBox:~/home$ mkdir -v dir4</text:p>
      <text:p text:style-name="Standard">mkdir: created directory 'dir4'</text:p>
      <text:p text:style-name="Standard">manoj@manoj-VirtualBox:~/home$ mkdir -v dir5</text:p>
      <text:p text:style-name="Standard">mkdir: created directory 'dir5'</text:p>
      <text:p text:style-name="Standard">manoj@manoj-VirtualBox:~/home$ mkdir -v dir_new</text:p>
      <text:p text:style-name="Standard">mkdir: created directory 'dir_new'</text:p>
      <text:p text:style-name="Standard">manoj@manoj-VirtualBox:~/home$ ls</text:p>
      <text:p text:style-name="Standard">dir2 <text:s/>dir3 <text:s/>dir4 <text:s/>dir5 <text:s/>dir_new</text:p>
      <text:p text:style-name="Standard">manoj@manoj-VirtualBox:~/home$ mkdir --help</text:p>
      <text:p text:style-name="Standard">Usage: mkdir [OPTION]... DIRECTORY...</text:p>
      <text:p text:style-name="Standard">Create the DIRECTORY(ies), if they do not already<text:s/>exist.</text:p>
      <text:p text:style-name="Standard"/>
      <text:p text:style-name="Standard">Mandatory arguments to long options are mandatory for short options too.</text:p>
      <text:p text:style-name="Standard"><text:s text:c="2"/>-m, --mode=MODE <text:s text:c="2"/>set file mode (as in chmod), not a=rwx - umask</text:p>
      <text:p text:style-name="Standard"><text:s text:c="2"/>-p, --parents <text:s text:c="4"/>no error if existing, make parent directories as needed</text:p>
      <text:p text:style-name="Standard"><text:s text:c="2"/>-v, --verbose <text:s text:c="4"/>print a message for each created directory</text:p>
      <text:p text:style-name="Standard"><text:s text:c="2"/>-Z <text:s text:c="18"/>set SELinux security context of each created directory</text:p>
      <text:p text:style-name="Standard"><text:s text:c="25"/>to the default type</text:p>
      <text:p text:style-name="Standard"><text:s text:c="6"/>--context[=CTX] <text:s/>like -Z, or if CTX is specified then set the SELinux</text:p>
      <text:p text:style-name="Standard"><text:s text:c="25"/>or SMACK security context to CTX</text:p>
      <text:p text:style-name="Standard"><text:s text:c="6"/>--help <text:s text:c="4"/>display this help and exit</text:p>
      <text:p text:style-name="Standard"><text:s text:c="6"/>--version <text:s/>output version information and exit</text:p>
      <text:p text:style-name="Standard"/>
      <text:p text:style-name="Standard">GNU coreutils online help: &lt;https://www.gnu.org/software/coreutils/&gt;</text:p>
      <text:p text:style-name="Standard">Full documentation &lt;https://www.gnu.org/software/coreutils/mkdir&gt;</text:p>
      <text:p text:style-name="Standard">or available locally via: info '(coreutils) mkdir invocation'</text:p>
      <text:p text:style-name="Standard">manoj@manoj-VirtualBox:~/home$ mkdir --version</text:p>
      <text:p text:style-name="Standard">mkdir (GNU coreutils) 8.32</text:p>
      <text:p text:style-name="Standard">Copyright (C) 2020 Free Software Foundation, Inc.</text:p>
      <text:p text:style-name="Standard">License GPLv3+: GNU GPL version 3 or later &lt;https://gnu.org/licenses/gpl.html&gt;.</text:p>
      <text:p text:style-name="Standard">This is free software: you are free to change and redistribute it.</text:p>
      <text:p text:style-name="Standard">There is NO WARRANTY, to the extent permitted by law.</text:p>
      <text:p text:style-name="Standard"/>
      <text:p text:style-name="Standard">Written by David MacKenzie.</text:p>
      <text:p text:style-name="Standard">manoj@manoj-VirtualBox:~/home$ ls</text:p>
      <text:p text:style-name="Standard">dir2 <text:s/>dir3 <text:s/>dir4 <text:s/>dir5 <text:s/>dir_new</text:p>
      <text:p text:style-name="Standard"/>
      <text:p text:style-name="P25">15)rmdir</text:p>
      <text:p text:style-name="Standard"/>
      <text:p text:style-name="Standard">ir2 <text:s/>dir3 <text:s/>dir4 <text:s/>dir5 <text:s/>dir_new</text:p>
      <text:p text:style-name="Standard">manoj@manoj-VirtualBox:~/home$ rmdir dir3</text:p>
      <text:p text:style-name="Standard">manoj@manoj-VirtualBox:~/home$ ls</text:p>
      <text:p text:style-name="Standard">dir2 <text:s/>dir4 <text:s/>dir5 <text:s/>dir_new</text:p>
      <text:p text:style-name="Standard">manoj@manoj-VirtualBox:~/home$ rmdir -v dir4</text:p>
      <text:p text:style-name="Standard">rmdir: removing directory, 'dir4'</text:p>
      <text:p text:style-name="Standard">manoj@manoj-VirtualBox:~/home$ ls</text:p>
      <text:p text:style-name="Standard">dir2 <text:s/>dir5 <text:s/>dir_new</text:p>
      <text:p text:style-name="Standard">manoj@manoj-VirtualBox:~/home$ rmdir --help</text:p>
      <text:p text:style-name="Standard">Usage: rmdir [OPTION]... DIRECTORY...</text:p>
      <text:p text:style-name="Standard">Remove the DIRECTORY(ies), if they are empty.</text:p>
      <text:p text:style-name="Standard"/>
      <text:p text:style-name="Standard"><text:s text:c="6"/>--ignore-fail-on-non-empty</text:p>
      <text:p text:style-name="Standard"><text:s text:c="18"/>ignore each failure that is solely because a directory</text:p>
      <text:p text:style-name="Standard"><text:s text:c="20"/>is non-empty</text:p>
      <text:p text:style-name="Standard"><text:s text:c="2"/>-p, --parents <text:s text:c="2"/>remove DIRECTORY and its ancestors; e.g., 'rmdir -p a/b/c' is</text:p>
      <text:p text:style-name="Standard"><text:s text:c="20"/>similar to 'rmdir a/b/c a/b a'</text:p>
      <text:p text:style-name="Standard"><text:s text:c="2"/>-v, --verbose <text:s text:c="2"/>output a diagnostic for every directory processed</text:p>
      <text:p text:style-name="Standard"><text:s text:c="6"/>--help <text:s text:c="4"/>display this help and exit</text:p>
      <text:p text:style-name="Standard"><text:s text:c="6"/>--version <text:s/>output version information and exit</text:p>
      <text:p text:style-name="Standard"/>
      <text:p text:style-name="Standard">GNU coreutils online help: &lt;https://www.gnu.org/software/coreutils/&gt;</text:p>
      <text:p text:style-name="Standard">Full documentation &lt;https://www.gnu.org/software/coreutils/rmdir&gt;</text:p>
      <text:p text:style-name="Standard">or available locally via: info '(coreutils) rmdir invocation'</text:p>
      <text:p text:style-name="Standard">manoj@manoj-VirtualBox:~/home$ rmdir --version</text:p>
      <text:p text:style-name="Standard">rmdir (GNU coreutils) 8.32</text:p>
      <text:p text:style-name="Standard">Copyright (C) 2020 Free Software Foundation, Inc.</text:p>
      <text:p text:style-name="Standard">License GPLv3+: GNU GPL version 3 or later &lt;https://gnu.org/licenses/gpl.html&gt;.</text:p>
      <text:p text:style-name="Standard">This is free software: you are free to change and redistribute it.</text:p>
      <text:p text:style-name="Standard">There is NO WARRANTY, to the extent permitted by law.</text:p>
      <text:p text:style-name="Standard"/>
      <text:p text:style-name="Standard">Written by David MacKenzie.</text:p>
      <text:p text:style-name="Standard">manoj@manoj-VirtualBox:~/home$</text:p>
      <text:p text:style-name="Standard"/>
      <text:p text:style-name="Standard"/>
      <text:p text:style-name="Standard"/>
      <text:p text:style-name="P26">16) cd</text:p>
      <text:p text:style-name="Standard"><text:s text:c="3"/></text:p>
      <text:p text:style-name="Standard"><text:s text:c="6"/>manoj@manoj-VirtualBox:~/home$ cd dir1</text:p>
      <text:p text:style-name="Standard">bash: cd: dir1: No such file or directory</text:p>
      <text:p text:style-name="Standard">manoj@manoj-VirtualBox:~/home$ mkdir dir1</text:p>
      <text:p text:style-name="Standard">manoj@manoj-VirtualBox:~/home$ cd dir1</text:p>
      <text:p text:style-name="Standard">manoj@manoj-VirtualBox:~/home/dir1$ cd..</text:p>
      <text:p text:style-name="Standard">cd..: command not found</text:p>
      <text:p text:style-name="Standard">manoj@manoj-VirtualBox:~/home/dir1$ cd ..</text:p>
      <text:p text:style-name="Standard">manoj@manoj-VirtualBox:~/home$ cd -</text:p>
      <text:p text:style-name="Standard">/home/manoj/home/dir1</text:p>
      <text:p text:style-name="Standard">manoj@manoj-VirtualBox:~/home/dir1$ cd ~</text:p>
      <text:p text:style-name="Standard">manoj@manoj-VirtualBox:~$</text:p>
      <text:p text:style-name="Standard"><text:s text:c="2"/></text:p>
      <text:p text:style-name="Standard"/>
      <text:p text:style-name="Standard"/>
      <text:p text:style-name="Standard"/>
      <text:p text:style-name="P27">17) pwd</text:p>
      <text:p text:style-name="Standard"/>
      <text:p text:style-name="Standard">manoj@manoj-VirtualBox:~$ pwd</text:p>
      <text:p text:style-name="Standard">/home/manoj</text:p>
      <text:p text:style-name="Standard">manoj@manoj-VirtualBox:~$ pwd -l</text:p>
      <text:p text:style-name="Standard">bash: pwd: -l: invalid option</text:p>
      <text:p text:style-name="Standard">pwd: usage: pwd [-LP]</text:p>
      <text:p text:style-name="Standard">manoj@manoj-VirtualBox:~$ pwd -L</text:p>
      <text:p text:style-name="Standard">/home/manoj</text:p>
      <text:p text:style-name="Standard">manoj@manoj-VirtualBox:~$ pwd -P</text:p>
      <text:p text:style-name="Standard">/home/manoj</text:p>
      <text:p text:style-name="Standard">manoj@manoj-VirtualBox:~$</text:p>
      <text:p text:style-name="P28"/>
      <text:p text:style-name="P29">18) cat</text:p>
      <text:p text:style-name="Standard"/>
      <text:p text:style-name="Standard"/>
      <text:p text:style-name="Standard">manoj@manoj-VirtualBox:~$ cat&gt;f1.txt</text:p>
      <text:p text:style-name="Standard">hello vit</text:p>
      <text:p text:style-name="Standard">manoj@manoj-VirtualBox:~$ cat f1.txt</text:p>
      <text:p text:style-name="Standard">hello vit</text:p>
      <text:p text:style-name="Standard"/>
      <text:p text:style-name="P30">19) cat</text:p>
      <text:p text:style-name="Standard"/>
      <text:p text:style-name="Standard">manoj@manoj-VirtualBox:~$ echo "hello vit"&gt;f1.txt</text:p>
      <text:p text:style-name="Standard">manoj@manoj-VirtualBox:~$ cat&gt;&gt; f1.txt</text:p>
      <text:p text:style-name="Standard">whats up</text:p>
      <text:p text:style-name="Standard">manoj@manoj-VirtualBox:~$ cat f1.txt</text:p>
      <text:p text:style-name="Standard">hello vit</text:p>
      <text:p text:style-name="Standard">whats up</text:p>
      <text:p text:style-name="Standard"/>
      <text:p text:style-name="P31">20) cat</text:p>
      <text:p text:style-name="P32"/>
      <text:p text:style-name="Standard">manoj@manoj-VirtualBox:~$ echo "Hello VIT"&gt;f1.txt</text:p>
      <text:p text:style-name="Standard">manoj@manoj-VirtualBox:~$ cat f1.txt</text:p>
      <text:p text:style-name="Standard">Hello VIT</text:p>
      <text:p text:style-name="Standard">manoj@manoj-VirtualBox:~$ echo -e "Line1\nLIne 2\nLine3"&gt;f2.txt</text:p>
      <text:p text:style-name="Standard">manoj@manoj-VirtualBox:~$ cat -n f2.txt</text:p>
      <text:p text:style-name="Standard"><text:s text:c="5"/>1<text:tab/>Line1</text:p>
      <text:p text:style-name="Standard"><text:s text:c="5"/>2<text:tab/>LIne 2</text:p>
      <text:p text:style-name="Standard"><text:s text:c="5"/>3<text:tab/>Line3</text:p>
      <text:p text:style-name="Standard">manoj@manoj-VirtualBox:~$ echo -e "Line1\n\nLine3"&gt;f3.txt</text:p>
      <text:p text:style-name="Standard">manoj@manoj-VirtualBox:~$ cat -b f3.txt</text:p>
      <text:p text:style-name="Standard"><text:s text:c="5"/>1<text:tab/>Line1</text:p>
      <text:p text:style-name="Standard"/>
      <text:p text:style-name="Standard"><text:s text:c="5"/>2<text:tab/>Line3</text:p>
      <text:p text:style-name="Standard">manoj@manoj-VirtualBox:~$ echo -e "Line1\n\n\nLine3"&gt;f4.txt</text:p>
      <text:p text:style-name="Standard">manoj@manoj-VirtualBox:~$ cat -s f4.txt</text:p>
      <text:p text:style-name="Standard">Line1</text:p>
      <text:p text:style-name="Standard"/>
      <text:p text:style-name="Standard">Line3</text:p>
      <text:p text:style-name="Standard">manoj@manoj-VirtualBox:~$</text:p>
      <text:p text:style-name="Standard"/>
      <text:p text:style-name="P33">21) more</text:p>
      <text:p text:style-name="Standard"/>
      <text:p text:style-name="Standard"/>
      <text:p text:style-name="Standard">manoj@manoj-VirtualBox:~$ echo -e "Line1\nLine2\nLine3"&gt;f6.txt</text:p>
      <text:p text:style-name="Standard">manoj@manoj-VirtualBox:~$ more f6.txt</text:p>
      <text:p text:style-name="Standard">Line1</text:p>
      <text:p text:style-name="Standard">Line2</text:p>
      <text:p text:style-name="Standard">Line3</text:p>
      <text:p text:style-name="Standard">manoj@manoj-VirtualBox:~$ more -d f6.txt</text:p>
      <text:p text:style-name="Standard">Line1</text:p>
      <text:p text:style-name="Standard">Line2</text:p>
      <text:p text:style-name="Standard">Line3</text:p>
      <text:p text:style-name="Standard">manoj@manoj-VirtualBox:~$ more -c f6.txt</text:p>
      <text:p text:style-name="Standard">manoj@manoj-VirtualBox:~$ echo -e "Line1\n\n\nLine4"&gt;f7.txt</text:p>
      <text:p text:style-name="Standard">manoj@manoj-VirtualBox:~$ more -s f7.txt</text:p>
      <text:p text:style-name="Standard">Line1</text:p>
      <text:p text:style-name="Standard"/>
      <text:p text:style-name="Standard">Line4</text:p>
      <text:p text:style-name="Standard">manoj@manoj-VirtualBox:~$</text:p>
      <text:p text:style-name="Standard"/>
      <text:p text:style-name="P34">22) file</text:p>
      <text:p text:style-name="Standard"/>
      <text:p text:style-name="Standard">manoj@manoj-VirtualBox:~$ file f1.txt</text:p>
      <text:p text:style-name="Standard">f1.txt: ASCII text</text:p>
      <text:p text:style-name="Standard">manoj@manoj-VirtualBox:~$ file -i f1.txt</text:p>
      <text:p text:style-name="Standard">f1.txt: text/plain; charset=us-ascii</text:p>
      <text:p text:style-name="Standard">manoj@manoj-VirtualBox:~$ file -b f1.txt</text:p>
      <text:p text:style-name="Standard">ASCII text</text:p>
      <text:p text:style-name="Standard">manoj@manoj-VirtualBox:~$ file --mime f1.txt</text:p>
      <text:p text:style-name="Standard">f1.txt: text/plain; charset=us-ascii</text:p>
      <text:p text:style-name="Standard">manoj@manoj-VirtualBox:~$ file --help</text:p>
      <text:p text:style-name="Standard">Usage: file [OPTION...] [FILE...]</text:p>
      <text:p text:style-name="Standard">Determine type of FILEs.</text:p>
      <text:p text:style-name="Standard"/>
      <text:p text:style-name="Standard"><text:s text:c="6"/>--help <text:s text:c="16"/>display this help and exit</text:p>
      <text:p text:style-name="Standard"><text:s text:c="2"/>-v, --version <text:s text:c="13"/>output version information and exit</text:p>
      <text:p text:style-name="Standard"><text:s text:c="2"/>-m, --magic-file LIST <text:s text:c="5"/>use LIST as a colon-separated list of magic</text:p>
      <text:p text:style-name="Standard"><text:s text:c="31"/>number files</text:p>
      <text:p text:style-name="Standard"><text:s text:c="2"/>-z, --uncompress <text:s text:c="10"/>try to look inside compressed files</text:p>
      <text:p text:style-name="Standard"><text:s text:c="2"/>-Z, --uncompress-noreport <text:s/>only print the contents of<text:s/>compressed files</text:p>
      <text:p text:style-name="Standard"><text:s text:c="2"/>-b, --brief <text:s text:c="15"/>do not prepend filenames to output lines</text:p>
      <text:p text:style-name="Standard"><text:s text:c="2"/>-c, --checking-printout <text:s text:c="3"/>print the parsed form of the magic file, use in</text:p>
      <text:p text:style-name="Standard"><text:s text:c="31"/>conjunction with -m to debug a new magic file</text:p>
      <text:p text:style-name="Standard"><text:s text:c="31"/>before installing it</text:p>
      <text:p text:style-name="Standard"><text:s text:c="2"/>-e, --exclude TEST <text:s text:c="8"/>exclude TEST from the list of test to be</text:p>
      <text:p text:style-name="Standard"><text:s text:c="31"/>performed for file. Valid tests are:</text:p>
      <text:p text:style-name="Standard"><text:s text:c="31"/>apptype, ascii, cdf, compress, csv, elf,</text:p>
      <text:p text:style-name="Standard"><text:s text:c="31"/>encoding, soft, tar, json, text,</text:p>
      <text:p text:style-name="Standard"><text:s text:c="31"/>tokens</text:p>
      <text:p text:style-name="Standard"><text:s text:c="6"/>--exclude-quiet TEST <text:s text:c="8"/>like exclude, but ignore unknown tests</text:p>
      <text:p text:style-name="Standard"><text:s text:c="2"/>-f, --files-from FILE <text:s text:c="5"/>read the filenames to be examined from FILE</text:p>
      <text:p text:style-name="Standard"><text:s text:c="2"/>-F, --separator STRING <text:s text:c="4"/>use string as separator instead of `:'</text:p>
      <text:p text:style-name="Standard"><text:s text:c="2"/>-i, --mime <text:s text:c="16"/>output MIME type strings (--mime-type and</text:p>
      <text:p text:style-name="Standard"><text:s text:c="31"/>--mime-encoding)</text:p>
      <text:p text:style-name="Standard"><text:s text:c="6"/>--apple <text:s text:c="15"/>output the Apple CREATOR/TYPE</text:p>
      <text:p text:style-name="Standard"><text:s text:c="6"/>--extension <text:s text:c="11"/>output a slash-separated list of extensions</text:p>
      <text:p text:style-name="Standard"><text:s text:c="6"/>--mime-type <text:s text:c="11"/>output the MIME type</text:p>
      <text:p text:style-name="Standard"><text:s text:c="6"/>--mime-encoding <text:s text:c="7"/>output the MIME encoding</text:p>
      <text:p text:style-name="Standard"><text:s text:c="2"/>-k, --keep-going <text:s text:c="10"/>don't stop at the first match</text:p>
      <text:p text:style-name="Standard"><text:s text:c="2"/>-l, --list <text:s text:c="16"/>list magic strength</text:p>
      <text:p text:style-name="Standard"><text:s text:c="2"/>-L, --dereference <text:s text:c="9"/>follow symlinks (default if POSIXLY_CORRECT is set)</text:p>
      <text:p text:style-name="Standard"><text:s text:c="2"/>-h, --no-dereference <text:s text:c="6"/>don't follow symlinks (default if POSIXLY_CORRECT is not set) (default)</text:p>
      <text:p text:style-name="Standard"><text:s text:c="2"/>-n, --no-buffer <text:s text:c="11"/>do not buffer output</text:p>
      <text:p text:style-name="Standard"><text:s text:c="2"/>-N,<text:s/>--no-pad <text:s text:c="14"/>do not pad output</text:p>
      <text:p text:style-name="Standard"><text:s text:c="2"/>-0, --print0 <text:s text:c="14"/>terminate filenames with ASCII NUL</text:p>
      <text:p text:style-name="Standard"><text:s text:c="2"/>-p, --preserve-date <text:s text:c="7"/>preserve access times on files</text:p>
      <text:p text:style-name="Standard"><text:s text:c="2"/>-P, --parameter <text:s text:c="11"/>set file engine parameter limits</text:p>
      <text:p text:style-name="Standard"><text:s text:c="35"/>bytes 1048576 max bytes to look inside file</text:p>
      <text:p text:style-name="Standard"><text:s text:c="31"/>elf_notes <text:s text:c="4"/>256 max ELF notes processed</text:p>
      <text:p text:style-name="Standard"><text:s text:c="31"/>elf_phnum <text:s text:c="3"/>2048 max ELF prog sections processed</text:p>
      <text:p text:style-name="Standard"><text:s text:c="31"/>elf_shnum <text:s text:c="2"/>32768 max ELF sections processed</text:p>
      <text:p text:style-name="Standard"><text:s text:c="32"/>encoding <text:s text:c="2"/>65536 max bytes to scan for encoding</text:p>
      <text:p text:style-name="Standard"><text:s text:c="35"/>indir <text:s text:c="5"/>50 recursion limit for indirection</text:p>
      <text:p text:style-name="Standard"><text:s text:c="36"/>name <text:s text:c="5"/>50 use limit for name/use magic</text:p>
      <text:p text:style-name="Standard"><text:s text:c="35"/>regex <text:s text:c="3"/>8192 length limit for REGEX searches</text:p>
      <text:p text:style-name="Standard"><text:s text:c="2"/>-r, --raw <text:s text:c="17"/>don't translate unprintable chars to \ooo</text:p>
      <text:p text:style-name="Standard"><text:s text:c="2"/>-s, --special-files <text:s text:c="7"/>treat special (block/char devices) files as</text:p>
      <text:p text:style-name="Standard"><text:s text:c="29"/>ordinary ones</text:p>
      <text:p text:style-name="Standard"><text:s text:c="2"/>-S, --no-sandbox <text:s text:c="10"/>disable system call sandboxing</text:p>
      <text:p text:style-name="Standard"><text:s text:c="2"/>-C, --compile <text:s text:c="13"/>compile file specified by -m</text:p>
      <text:p text:style-name="Standard"><text:s text:c="2"/>-d, --debug <text:s text:c="15"/>print debugging messages</text:p>
      <text:p text:style-name="Standard"/>
      <text:p text:style-name="Standard">Report bugs to https://bugs.astron.com/</text:p>
      <text:p text:style-name="Standard">manoj@manoj-VirtualBox:~$</text:p>
      <text:p text:style-name="Standard"/>
      <text:p text:style-name="Standard"/>
      <text:p text:style-name="P35">23) wc</text:p>
      <text:p text:style-name="Standard"/>
      <text:p text:style-name="Standard">manoj@manoj-VirtualBox:~$ echo "hello vit"&gt; f1.txt</text:p>
      <text:p text:style-name="Standard">manoj@manoj-VirtualBox:~$ wc f1.txt</text:p>
      <text:p text:style-name="Standard"><text:s/>1 <text:s/>2 10 f1.txt</text:p>
      <text:p text:style-name="Standard">manoj@manoj-VirtualBox:~$ wc -l f1.txt</text:p>
      <text:p text:style-name="Standard">1 f1.txt</text:p>
      <text:p text:style-name="Standard">manoj@manoj-VirtualBox:~$ wc -c f1.txt</text:p>
      <text:p text:style-name="Standard">10 f1.txt</text:p>
      <text:p text:style-name="Standard">manoj@manoj-VirtualBox:~$ wc -m f1.txt</text:p>
      <text:p text:style-name="Standard">10 f1.txt</text:p>
      <text:p text:style-name="Standard">manoj@manoj-VirtualBox:~$</text:p>
      <text:p text:style-name="Standard"/>
      <text:p text:style-name="P36">24) <text:s/>cmp</text:p>
      <text:p text:style-name="Standard"/>
      <text:p text:style-name="Standard">manoj@manoj-VirtualBox:~$ echo "file1"&gt;f1.txt</text:p>
      <text:p text:style-name="Standard">manoj@manoj-VirtualBox:~$ echo "file2"&gt;f2.txt</text:p>
      <text:p text:style-name="Standard">manoj@manoj-VirtualBox:~$ cmp f1.txt f2.txt</text:p>
      <text:p text:style-name="Standard">f1.txt f2.txt<text:s/>differ: byte 5, line 1</text:p>
      <text:p text:style-name="Standard">manoj@manoj-VirtualBox:~$ cmp -s f1.txt f2.txt</text:p>
      <text:p text:style-name="Standard">manoj@manoj-VirtualBox:~$ echo $?</text:p>
      <text:p text:style-name="Standard">1</text:p>
      <text:p text:style-name="Standard">manoj@manoj-VirtualBox:~$ cmp --help</text:p>
      <text:p text:style-name="Standard">Usage: cmp [OPTION]... FILE1 [FILE2 [SKIP1 [SKIP2]]]</text:p>
      <text:p text:style-name="Standard">Compare two files byte by byte.</text:p>
      <text:p text:style-name="Standard"/>
      <text:p text:style-name="Standard">The optional SKIP1 and SKIP2 specify the number of bytes to skip</text:p>
      <text:p text:style-name="Standard">at the beginning of each file (zero by default).</text:p>
      <text:p text:style-name="Standard"/>
      <text:p text:style-name="Standard">Mandatory arguments to long options are mandatory for short options too.</text:p>
      <text:p text:style-name="Standard"><text:s text:c="2"/>-b, --print-bytes <text:s text:c="9"/>print differing bytes</text:p>
      <text:p text:style-name="Standard"><text:s text:c="2"/>-i,<text:s/>--ignore-initial=SKIP <text:s text:c="8"/>skip first SKIP bytes of both inputs</text:p>
      <text:p text:style-name="Standard"><text:s text:c="2"/>-i, --ignore-initial=SKIP1:SKIP2 <text:s/>skip first SKIP1 bytes of FILE1 and</text:p>
      <text:p text:style-name="Standard"><text:s text:c="38"/>first SKIP2 bytes of FILE2</text:p>
      <text:p text:style-name="Standard"><text:s text:c="2"/>-l, --verbose <text:s text:c="13"/>output byte numbers and differing byte values</text:p>
      <text:p text:style-name="Standard"><text:s text:c="2"/>-n, --bytes=LIMIT <text:s text:c="9"/>compare at most LIMIT bytes</text:p>
      <text:p text:style-name="Standard"><text:s text:c="2"/>-s, --quiet, --silent <text:s text:c="5"/>suppress all normal output</text:p>
      <text:p text:style-name="Standard"><text:s text:c="6"/>--help <text:s text:c="16"/>display this help and exit</text:p>
      <text:p text:style-name="Standard"><text:s text:c="2"/>-v, --version <text:s text:c="13"/>output version information and exit</text:p>
      <text:p text:style-name="Standard"/>
      <text:p text:style-name="Standard">SKIP values may be followed by the following multiplicative suffixes:</text:p>
      <text:p text:style-name="Standard">kB 1000, K 1024, MB 1,000,000, M 1,048,576,</text:p>
      <text:p text:style-name="Standard">GB 1,000,000,000, G 1,073,741,824, and so on for T, P, E, Z, Y.</text:p>
      <text:p text:style-name="Standard"/>
      <text:p text:style-name="Standard">If a FILE is '-' or missing, read standard input.</text:p>
      <text:p text:style-name="Standard">Exit status is 0 if<text:s/>inputs are the same, 1 if different, 2 if trouble.</text:p>
      <text:p text:style-name="Standard"/>
      <text:p text:style-name="Standard">Report bugs to: bug-diffutils@gnu.org</text:p>
      <text:p text:style-name="Standard">GNU diffutils home page: &lt;https://www.gnu.org/software/diffutils/&gt;</text:p>
      <text:p text:style-name="Standard">General help using GNU software: &lt;https://www.gnu.org/gethelp/&gt;</text:p>
      <text:p text:style-name="Standard">manoj@manoj-VirtualBox:~$ cmp --version</text:p>
      <text:p text:style-name="Standard">cmp (GNU diffutils) 3.8</text:p>
      <text:p text:style-name="Standard">Copyright (C) 2021 Free Software Foundation, Inc.</text:p>
      <text:p text:style-name="Standard">License GPLv3+: GNU GPL version 3 or later &lt;https://gnu.org/licenses/gpl.html&gt;.</text:p>
      <text:p text:style-name="Standard">This is free software: you are free to change and redistribute it.</text:p>
      <text:p text:style-name="Standard">There is NO WARRANTY, to the extent permitted by law.</text:p>
      <text:p text:style-name="Standard"/>
      <text:p text:style-name="Standard">Written by Torbjörn Granlund and David MacKenzie.</text:p>
      <text:p text:style-name="Standard">manoj@manoj-VirtualBox:~$</text:p>
      <text:p text:style-name="Standard"/>
      <text:p text:style-name="P37">25) comm</text:p>
      <text:p text:style-name="Standard"/>
      <text:p text:style-name="Standard"/>
      <text:p text:style-name="Standard">manoj@manoj-VirtualBox:~$ echo -e "a\nb\nc"&gt;f1.txt</text:p>
      <text:p text:style-name="Standard">manoj@manoj-VirtualBox:~$ echo -e "a\nc\nd"&gt;f2.txt</text:p>
      <text:p text:style-name="Standard">manoj@manoj-VirtualBox:~$ comm f1.txt f2.txt</text:p>
      <text:p text:style-name="Standard"><text:tab/><text:tab/>a</text:p>
      <text:p text:style-name="Standard">b</text:p>
      <text:p text:style-name="Standard"><text:tab/><text:tab/>c</text:p>
      <text:p text:style-name="Standard"><text:tab/>d</text:p>
      <text:p text:style-name="Standard">manoj@manoj-VirtualBox:~$ comm -1 f1.txt f2.txt</text:p>
      <text:p text:style-name="Standard"><text:tab/>a</text:p>
      <text:p text:style-name="Standard"><text:tab/>c</text:p>
      <text:p text:style-name="Standard">d</text:p>
      <text:p text:style-name="Standard">manoj@manoj-VirtualBox:~$ comm -2 f1.txt f2.txt</text:p>
      <text:p text:style-name="Standard"><text:tab/>a</text:p>
      <text:p text:style-name="Standard">b</text:p>
      <text:p text:style-name="Standard"><text:tab/>c</text:p>
      <text:p text:style-name="Standard">manoj@manoj-VirtualBox:~$ comm --help</text:p>
      <text:p text:style-name="Standard">Usage: comm [OPTION]... FILE1 FILE2</text:p>
      <text:p text:style-name="Standard">Compare sorted files FILE1 and FILE2 line by<text:s/>line.</text:p>
      <text:p text:style-name="Standard"/>
      <text:p text:style-name="Standard">When FILE1 or FILE2 (not both) is -, read standard input.</text:p>
      <text:p text:style-name="Standard"/>
      <text:p text:style-name="Standard">With no options, produce three-column output. <text:s/>Column one contains</text:p>
      <text:p text:style-name="Standard">lines unique to FILE1, column two contains lines unique to FILE2,</text:p>
      <text:p text:style-name="Standard">and column three contains lines common to both<text:s/>files.</text:p>
      <text:p text:style-name="Standard"/>
      <text:p text:style-name="Standard"><text:s text:c="2"/>-1 <text:s text:c="13"/>suppress column 1 (lines unique to FILE1)</text:p>
      <text:p text:style-name="Standard"><text:s text:c="2"/>-2 <text:s text:c="13"/>suppress column 2 (lines unique to FILE2)</text:p>
      <text:p text:style-name="Standard"><text:s text:c="2"/>-3 <text:s text:c="13"/>suppress column 3 (lines that appear in both files)</text:p>
      <text:p text:style-name="Standard"/>
      <text:p text:style-name="Standard"><text:s text:c="2"/>--check-order <text:s text:c="4"/>check that the input is correctly sorted, even</text:p>
      <text:p text:style-name="Standard"><text:s text:c="22"/>if all input lines are pairable</text:p>
      <text:p text:style-name="Standard"><text:s text:c="2"/>--nocheck-order <text:s text:c="2"/>do not check that the input is correctly sorted</text:p>
      <text:p text:style-name="Standard"><text:s text:c="2"/>--output-delimiter=STR <text:s/>separate columns with STR</text:p>
      <text:p text:style-name="Standard"><text:s text:c="2"/>--total <text:s text:c="10"/>output a summary</text:p>
      <text:p text:style-name="Standard"><text:s text:c="2"/>-z, --zero-terminated <text:s text:c="3"/>line delimiter is NUL, not newline</text:p>
      <text:p text:style-name="Standard"><text:s text:c="6"/>--help <text:s text:c="4"/>display this help and exit</text:p>
      <text:p text:style-name="Standard"><text:s text:c="6"/>--version <text:s/>output version information and exit</text:p>
      <text:p text:style-name="Standard"/>
      <text:p text:style-name="Standard">Note, comparisons honor the rules specified by 'LC_COLLATE'.</text:p>
      <text:p text:style-name="Standard"/>
      <text:p text:style-name="Standard">Examples:</text:p>
      <text:p text:style-name="Standard"><text:s text:c="2"/>comm -12 file1 file2 <text:s/>Print only lines present in<text:s/>both file1 and file2.</text:p>
      <text:p text:style-name="Standard"><text:s text:c="2"/>comm -3 file1 file2 <text:s/>Print lines in file1 not in file2, and vice versa.</text:p>
      <text:p text:style-name="Standard"/>
      <text:p text:style-name="Standard">GNU coreutils online help: &lt;https://www.gnu.org/software/coreutils/&gt;</text:p>
      <text:p text:style-name="Standard">Full documentation &lt;https://www.gnu.org/software/coreutils/comm&gt;</text:p>
      <text:p text:style-name="Standard">or available locally via: info '(coreutils) comm invocation'</text:p>
      <text:p text:style-name="Standard">manoj@manoj-VirtualBox:~$</text:p>
      <text:p text:style-name="Standard"/>
      <text:p text:style-name="P38">26) diff</text:p>
      <text:p text:style-name="Standard"/>
      <text:p text:style-name="Standard"/>
      <text:p text:style-name="Standard">manoj@manoj-VirtualBox:~$ echo -e "line1\nline2"&gt;f1.txt</text:p>
      <text:p text:style-name="Standard">manoj@manoj-VirtualBox:~$ echo -e "line1\nline3"&gt;f2.txt</text:p>
      <text:p text:style-name="Standard">manoj@manoj-VirtualBox:~$ diff f1.txt f2.txt</text:p>
      <text:p text:style-name="Standard">2c2</text:p>
      <text:p text:style-name="Standard">&lt; line2</text:p>
      <text:p text:style-name="Standard">---</text:p>
      <text:p text:style-name="Standard">&gt; line3</text:p>
      <text:p text:style-name="Standard">manoj@manoj-VirtualBox:~$ diff -u f1.txt f2.txt</text:p>
      <text:p text:style-name="Standard">--- f1.txt<text:tab/>2024-07-20 16:09:24.936105771 +0530</text:p>
      <text:p text:style-name="Standard">+++ f2.txt<text:tab/>2024-07-20 16:09:36.180106089 +0530</text:p>
      <text:p text:style-name="Standard">@@ -1,2 +1,2 @@</text:p>
      <text:p text:style-name="Standard"><text:s/>line1</text:p>
      <text:p text:style-name="Standard">-line2</text:p>
      <text:p text:style-name="Standard">+line3</text:p>
      <text:p text:style-name="Standard">manoj@manoj-VirtualBox:~$ diff -c f1.txt f2.txt</text:p>
      <text:p text:style-name="Standard">*** f1.txt<text:tab/>2024-07-20 16:09:24.936105771 +0530</text:p>
      <text:p text:style-name="Standard">--- f2.txt<text:tab/>2024-07-20 16:09:36.180106089 +0530</text:p>
      <text:p text:style-name="Standard">***************</text:p>
      <text:p text:style-name="Standard">*** 1,2 ****</text:p>
      <text:p text:style-name="Standard"><text:s text:c="2"/>line1</text:p>
      <text:p text:style-name="Standard">! line2</text:p>
      <text:p text:style-name="Standard">--- 1,2 ----</text:p>
      <text:p text:style-name="Standard"><text:s text:c="2"/>line1</text:p>
      <text:p text:style-name="Standard">! line3</text:p>
      <text:p text:style-name="Standard">manoj@manoj-VirtualBox:~$ echo -e "lineA"&gt;f1.txt</text:p>
      <text:p text:style-name="Standard">manoj@manoj-VirtualBox:~$ echo -e<text:s/>"lineA"&gt;f2.txt</text:p>
      <text:p text:style-name="Standard">manoj@manoj-VirtualBox:~$ diff -i f1.txt f2.txt</text:p>
      <text:p text:style-name="Standard">manoj@manoj-VirtualBox:~$ diff --help</text:p>
      <text:p text:style-name="Standard">Usage: diff [OPTION]... FILES</text:p>
      <text:p text:style-name="Standard">Compare FILES line by line.</text:p>
      <text:p text:style-name="Standard"/>
      <text:p text:style-name="Standard">Mandatory arguments to long options are mandatory for short options too.</text:p>
      <text:p text:style-name="Standard"><text:s text:c="6"/>--normal <text:s text:c="17"/>output a normal diff (the default)</text:p>
      <text:p text:style-name="Standard"><text:s text:c="2"/>-q, --brief <text:s text:c="18"/>report only when files differ</text:p>
      <text:p text:style-name="Standard"><text:s text:c="2"/>-s, --report-identical-files <text:s/>report when two files are the same</text:p>
      <text:p text:style-name="Standard"><text:s text:c="2"/>-c, -C NUM, --context[=NUM] <text:s text:c="2"/>output NUM (default 3) lines of copied context</text:p>
      <text:p text:style-name="Standard"><text:s text:c="2"/>-u, -U NUM, --unified[=NUM] <text:s text:c="2"/>output NUM (default 3) lines of unified context</text:p>
      <text:p text:style-name="Standard"><text:s text:c="2"/>-e, --ed <text:s text:c="21"/>output an ed script</text:p>
      <text:p text:style-name="Standard"><text:s text:c="2"/>-n, --rcs <text:s text:c="20"/>output an RCS format diff</text:p>
      <text:p text:style-name="Standard"><text:s text:c="2"/>-y, --side-by-side <text:s text:c="11"/>output in two columns</text:p>
      <text:p text:style-name="Standard"><text:s text:c="2"/>-W, --width=NUM <text:s text:c="14"/>output at most NUM (default 130) print columns</text:p>
      <text:p text:style-name="Standard"><text:s text:c="6"/>--left-column <text:s text:c="12"/>output only the left column of common lines</text:p>
      <text:p text:style-name="Standard"><text:s text:c="6"/>--suppress-common-lines <text:s text:c="2"/>do not output common lines</text:p>
      <text:p text:style-name="Standard"/>
      <text:p text:style-name="Standard"><text:s text:c="2"/>-p, --show-c-function <text:s text:c="8"/>show which C<text:s/>function each change is in</text:p>
      <text:p text:style-name="Standard"><text:s text:c="2"/>-F, --show-function-line=RE <text:s text:c="2"/>show the most recent line matching RE</text:p>
      <text:p text:style-name="Standard"><text:s text:c="6"/>--label LABEL <text:s text:c="12"/>use LABEL instead of file name and timestamp</text:p>
      <text:p text:style-name="Standard"><text:s text:c="34"/>(can be repeated)</text:p>
      <text:p text:style-name="Standard"/>
      <text:p text:style-name="Standard"><text:s text:c="2"/>-t, --expand-tabs <text:s text:c="12"/>expand tabs to spaces in output</text:p>
      <text:p text:style-name="Standard"><text:s text:c="2"/>-T, --initial-tab <text:s text:c="12"/>make tabs line up by prepending a tab</text:p>
      <text:p text:style-name="Standard"><text:s text:c="6"/>--tabsize=NUM <text:s text:c="12"/>tab stops every NUM (default 8) print columns</text:p>
      <text:p text:style-name="Standard"><text:s text:c="6"/>--suppress-blank-empty <text:s text:c="3"/>suppress space or tab before empty output lines</text:p>
      <text:p text:style-name="Standard"><text:s text:c="2"/>-l, --paginate <text:s text:c="15"/>pass output through 'pr' to paginate it</text:p>
      <text:p text:style-name="Standard"/>
      <text:p text:style-name="Standard"><text:s text:c="2"/>-r, --recursive <text:s text:c="16"/>recursively compare any subdirectories found</text:p>
      <text:p text:style-name="Standard"><text:s text:c="6"/>--no-dereference <text:s text:c="11"/>don't follow symbolic links</text:p>
      <text:p text:style-name="Standard"><text:s text:c="2"/>-N, --new-file <text:s text:c="17"/>treat absent files as empty</text:p>
      <text:p text:style-name="Standard"><text:s text:c="6"/>--unidirectional-new-file <text:s text:c="2"/>treat absent first files as empty</text:p>
      <text:p text:style-name="Standard"><text:s text:c="6"/>--ignore-file-name-case <text:s text:c="4"/>ignore case when comparing file names</text:p>
      <text:p text:style-name="Standard"><text:s text:c="6"/>--no-ignore-file-name-case <text:s/>consider case when comparing file names</text:p>
      <text:p text:style-name="Standard"><text:s text:c="2"/>-x, --exclude=PAT <text:s text:c="14"/>exclude files that match PAT</text:p>
      <text:p text:style-name="Standard"><text:s text:c="2"/>-X, --exclude-from=FILE <text:s text:c="8"/>exclude files that match any pattern in FILE</text:p>
      <text:p text:style-name="Standard"><text:s text:c="2"/>-S, --starting-file=FILE <text:s text:c="7"/>start with FILE when comparing directories</text:p>
      <text:p text:style-name="Standard"><text:s text:c="6"/>--from-file=FILE1 <text:s text:c="10"/>compare FILE1 to all operands;</text:p>
      <text:p text:style-name="Standard"><text:s text:c="36"/>FILE1 can be a directory</text:p>
      <text:p text:style-name="Standard"><text:s text:c="6"/>--to-file=FILE2 <text:s text:c="12"/>compare all operands to FILE2;</text:p>
      <text:p text:style-name="Standard"><text:s text:c="36"/>FILE2 can be a directory</text:p>
      <text:p text:style-name="Standard"/>
      <text:p text:style-name="Standard"><text:s text:c="2"/>-i, --ignore-case <text:s text:c="14"/>ignore case differences in file contents</text:p>
      <text:p text:style-name="Standard"><text:s text:c="2"/>-E, --ignore-tab-expansion <text:s text:c="5"/>ignore changes due to tab expansion</text:p>
      <text:p text:style-name="Standard"><text:s text:c="2"/>-Z, --ignore-trailing-space <text:s text:c="4"/>ignore white space at line end</text:p>
      <text:p text:style-name="Standard"><text:s text:c="2"/>-b, --ignore-space-change <text:s text:c="6"/>ignore changes in the amount of white space</text:p>
      <text:p text:style-name="Standard"><text:s text:c="2"/>-w,<text:s/>--ignore-all-space <text:s text:c="9"/>ignore all white space</text:p>
      <text:p text:style-name="Standard"><text:s text:c="2"/>-B, --ignore-blank-lines <text:s text:c="7"/>ignore changes where lines are all blank</text:p>
      <text:p text:style-name="Standard"><text:s text:c="2"/>-I, --ignore-matching-lines=RE <text:s/>ignore changes where all lines match RE</text:p>
      <text:p text:style-name="Standard"/>
      <text:p text:style-name="Standard"><text:s text:c="2"/>-a, --text <text:s text:c="21"/>treat all files as text</text:p>
      <text:p text:style-name="Standard"><text:s text:c="6"/>--strip-trailing-cr <text:s text:c="8"/>strip trailing carriage return on input</text:p>
      <text:p text:style-name="Standard"/>
      <text:p text:style-name="Standard"><text:s text:c="2"/>-D, --ifdef=NAME <text:s text:c="15"/>output merged file with '#ifdef NAME' diffs</text:p>
      <text:p text:style-name="Standard"><text:s text:c="6"/>--GTYPE-group-format=GFMT <text:s text:c="2"/>format GTYPE input groups with GFMT</text:p>
      <text:p text:style-name="Standard"><text:s text:c="6"/>--line-format=LFMT <text:s text:c="9"/>format all input lines with LFMT</text:p>
      <text:p text:style-name="Standard"><text:s text:c="6"/>--LTYPE-line-format=LFMT <text:s text:c="3"/>format LTYPE input lines with LFMT</text:p>
      <text:p text:style-name="Standard"><text:s text:c="4"/>These format options provide fine-grained control over the output</text:p>
      <text:p text:style-name="Standard"><text:s text:c="6"/>of diff, generalizing -D/--ifdef.</text:p>
      <text:p text:style-name="Standard"><text:s text:c="4"/>LTYPE is 'old', 'new', or 'unchanged'. <text:s/>GTYPE is LTYPE or 'changed'.</text:p>
      <text:p text:style-name="Standard"><text:s text:c="4"/>GFMT (only) may contain:</text:p>
      <text:p text:style-name="Standard"><text:s text:c="6"/>%&lt; <text:s/>lines from FILE1</text:p>
      <text:p text:style-name="Standard"><text:s text:c="6"/>%&gt; <text:s/>lines from FILE2</text:p>
      <text:p text:style-name="Standard"><text:s text:c="6"/>%= <text:s/>lines common to FILE1 and FILE2</text:p>
      <text:p text:style-name="Standard"><text:s text:c="6"/>%[-][WIDTH][.[PREC]]{doxX}LETTER <text:s/>printf-style spec for LETTER</text:p>
      <text:p text:style-name="Standard"><text:s text:c="8"/>LETTERs are as follows for new group, lower case for old group:</text:p>
      <text:p text:style-name="Standard"><text:s text:c="10"/>F <text:s/>first line number</text:p>
      <text:p text:style-name="Standard"><text:s text:c="10"/>L <text:s/>last line number</text:p>
      <text:p text:style-name="Standard"><text:s text:c="10"/>N <text:s/>number of lines = L-F+1</text:p>
      <text:p text:style-name="Standard"><text:s text:c="10"/>E <text:s/>F-1</text:p>
      <text:p text:style-name="Standard"><text:s text:c="10"/>M <text:s/>L+1</text:p>
      <text:p text:style-name="Standard"><text:s text:c="6"/>%(A=B?T:E) <text:s/>if A equals B then T else E</text:p>
      <text:p text:style-name="Standard"><text:s text:c="4"/>LFMT (only) may contain:</text:p>
      <text:p text:style-name="Standard"><text:s text:c="6"/>%L <text:s/>contents of line</text:p>
      <text:p text:style-name="Standard"><text:s text:c="6"/>%l <text:s/>contents of line, excluding any trailing newline</text:p>
      <text:p text:style-name="Standard"><text:s text:c="6"/>%[-][WIDTH][.[PREC]]{doxX}n <text:s/>printf-style spec for input line number</text:p>
      <text:p text:style-name="Standard"><text:s text:c="4"/>Both GFMT and LFMT may contain:</text:p>
      <text:p text:style-name="Standard"><text:s text:c="6"/>%% <text:s/>%</text:p>
      <text:p text:style-name="Standard"><text:s text:c="6"/>%c'C' <text:s/>the single character C</text:p>
      <text:p text:style-name="Standard"><text:s text:c="6"/>%c'\OOO' <text:s/>the character with octal code OOO</text:p>
      <text:p text:style-name="Standard"><text:s text:c="6"/>C <text:s text:c="3"/>the character C (other characters represent themselves)</text:p>
      <text:p text:style-name="Standard"/>
      <text:p text:style-name="Standard"><text:s text:c="2"/>-d, --minimal <text:s text:c="11"/>try hard to find a smaller set of changes</text:p>
      <text:p text:style-name="Standard"><text:s text:c="6"/>--horizon-lines=NUM <text:s/>keep NUM lines of the common prefix and suffix</text:p>
      <text:p text:style-name="Standard"><text:s text:c="6"/>--speed-large-files <text:s/>assume large files and many scattered small changes</text:p>
      <text:p text:style-name="Standard"><text:s text:c="6"/>--color[=WHEN] <text:s text:c="6"/>color output; WHEN is 'never', 'always', or 'auto';</text:p>
      <text:p text:style-name="Standard"><text:s text:c="29"/>plain --color means --color='auto'</text:p>
      <text:p text:style-name="Standard"><text:s text:c="6"/>--palette=PALETTE <text:s text:c="3"/>the colors to use when --color is active; PALETTE is</text:p>
      <text:p text:style-name="Standard"><text:s text:c="29"/>a colon-separated list of terminfo capabilities</text:p>
      <text:p text:style-name="Standard"/>
      <text:p text:style-name="Standard"><text:s text:c="6"/>--help <text:s text:c="14"/>display this help and exit</text:p>
      <text:p text:style-name="Standard"><text:s text:c="2"/>-v, --version <text:s text:c="11"/>output version information and exit</text:p>
      <text:p text:style-name="Standard"/>
      <text:p text:style-name="Standard">FILES are 'FILE1 FILE2' or 'DIR1 DIR2' or 'DIR FILE' or 'FILE DIR'.</text:p>
      <text:p text:style-name="Standard">If --from-file or --to-file is given, there are no restrictions on FILE(s).</text:p>
      <text:p text:style-name="Standard">If a FILE is '-', read standard input.</text:p>
      <text:p text:style-name="Standard">Exit status is 0 if inputs are the same, 1 if different, 2 if trouble.</text:p>
      <text:p text:style-name="Standard"/>
      <text:p text:style-name="Standard">Report bugs to: bug-diffutils@gnu.org</text:p>
      <text:p text:style-name="Standard">GNU diffutils home page: &lt;https://www.gnu.org/software/diffutils/&gt;</text:p>
      <text:p text:style-name="Standard">General help using GNU software: &lt;https://www.gnu.org/gethelp/&gt;</text:p>
      <text:p text:style-name="Standard">manoj@manoj-VirtualBox:~$</text:p>
      <text:p text:style-name="Standard"/>
      <text:p text:style-name="Standard"/>
      <text:p text:style-name="P39">27) gzip</text:p>
      <text:p text:style-name="Standard"/>
      <text:p text:style-name="Standard"/>
      <text:p text:style-name="Standard">manoj@manoj-VirtualBox:~$ echo "compress me"&gt; f1.txt</text:p>
      <text:p text:style-name="Standard">manoj@manoj-VirtualBox:~$ gzip f1.txt</text:p>
      <text:p text:style-name="Standard">manoj@manoj-VirtualBox:~$ ls</text:p>
      <text:p text:style-name="Standard">a.out <text:s text:c="15"/>demonew.txt <text:s/>f1 <text:s text:c="8"/>f7.txt <text:s text:c="3"/>Pictures <text:s text:c="2"/>Videos</text:p>
      <text:p text:style-name="Standard">clientserverprogram <text:s/>Desktop <text:s text:c="5"/>f1.txt.gz <text:s/>home <text:s text:c="5"/>project</text:p>
      <text:p text:style-name="Standard">demo1.txt <text:s text:c="11"/>dir2 <text:s text:c="8"/>f2.txt <text:s text:c="4"/>lab1 <text:s text:c="5"/>Public</text:p>
      <text:p text:style-name="Standard">demo2.txt <text:s text:c="11"/>Documents <text:s text:c="3"/>f3.txt <text:s text:c="4"/>lab1.txt <text:s/>snap</text:p>
      <text:p text:style-name="Standard">demo3.txt <text:s text:c="11"/>Downloads <text:s text:c="3"/>f4.txt <text:s text:c="4"/>lab2 <text:s text:c="5"/>Templates</text:p>
      <text:p text:style-name="Standard">demo4.txt <text:s text:c="11"/>error <text:s text:c="7"/>f6.txt <text:s text:c="4"/>Music <text:s text:c="4"/>test</text:p>
      <text:p text:style-name="Standard">manoj@manoj-VirtualBox:~$ gzip -d f1.txt.gz</text:p>
      <text:p text:style-name="Standard">manoj@manoj-VirtualBox:~$ ls</text:p>
      <text:p text:style-name="Standard">a.out <text:s text:c="15"/>demonew.txt <text:s/>f1 <text:s text:c="5"/>f7.txt <text:s text:c="3"/>Pictures <text:s text:c="2"/>Videos</text:p>
      <text:p text:style-name="Standard">clientserverprogram <text:s/>Desktop <text:s text:c="5"/>f1.txt <text:s/>home <text:s text:c="5"/>project</text:p>
      <text:p text:style-name="Standard">demo1.txt <text:s text:c="11"/>dir2 <text:s text:c="8"/>f2.txt <text:s/>lab1 <text:s text:c="5"/>Public</text:p>
      <text:p text:style-name="Standard">demo2.txt <text:s text:c="11"/>Documents <text:s text:c="3"/>f3.txt <text:s/>lab1.txt <text:s/>snap</text:p>
      <text:p text:style-name="Standard">demo3.txt <text:s text:c="11"/>Downloads <text:s text:c="3"/>f4.txt <text:s/>lab2 <text:s text:c="5"/>Templates</text:p>
      <text:p text:style-name="Standard">demo4.txt <text:s text:c="11"/>error <text:s text:c="7"/>f6.txt <text:s/>Music <text:s text:c="4"/>test</text:p>
      <text:p text:style-name="Standard">manoj@manoj-VirtualBox:~$ gzip -c f1.txt&gt;f1_c.txt.gz</text:p>
      <text:p text:style-name="Standard">manoj@manoj-VirtualBox:~$ ls</text:p>
      <text:p text:style-name="Standard">a.out <text:s text:c="15"/>demonew.txt <text:s/>f1 <text:s text:c="10"/>f6.txt <text:s text:c="3"/>Music <text:s text:c="5"/>test</text:p>
      <text:p text:style-name="Standard">clientserverprogram <text:s/>Desktop <text:s text:c="5"/>f1_c.txt.gz <text:s/>f7.txt <text:s text:c="3"/>Pictures <text:s text:c="2"/>Videos</text:p>
      <text:p text:style-name="Standard">demo1.txt <text:s text:c="11"/>dir2 <text:s text:c="8"/>f1.txt <text:s text:c="6"/>home <text:s text:c="5"/>project</text:p>
      <text:p text:style-name="Standard">demo2.txt <text:s text:c="11"/>Documents <text:s text:c="3"/>f2.txt <text:s text:c="6"/>lab1 <text:s text:c="5"/>Public</text:p>
      <text:p text:style-name="Standard">demo3.txt <text:s text:c="11"/>Downloads <text:s text:c="3"/>f3.txt <text:s text:c="6"/>lab1.txt <text:s/>snap</text:p>
      <text:p text:style-name="Standard">demo4.txt <text:s text:c="11"/>error <text:s text:c="7"/>f4.txt <text:s text:c="6"/>lab2 <text:s text:c="5"/>Templates</text:p>
      <text:p text:style-name="Standard">manoj@manoj-VirtualBox:~$ gzip --help</text:p>
      <text:p text:style-name="Standard">Usage: gzip [OPTION]... [FILE]...</text:p>
      <text:p text:style-name="Standard">Compress or<text:s/>uncompress FILEs (by default, compress FILES in-place).</text:p>
      <text:p text:style-name="Standard"/>
      <text:p text:style-name="Standard">Mandatory arguments to long options are mandatory for short options too.</text:p>
      <text:p text:style-name="Standard"/>
      <text:p text:style-name="Standard"><text:s text:c="2"/>-c, --stdout <text:s text:c="5"/>write on standard output, keep original files unchanged</text:p>
      <text:p text:style-name="Standard"><text:s text:c="2"/>-d, --decompress <text:s/>decompress</text:p>
      <text:p text:style-name="Standard"><text:s text:c="2"/>-f, --force <text:s text:c="6"/>force overwrite of output file and compress links</text:p>
      <text:p text:style-name="Standard"><text:s text:c="2"/>-h, --help <text:s text:c="7"/>give this help</text:p>
      <text:p text:style-name="Standard"><text:s text:c="2"/>-k, --keep <text:s text:c="7"/>keep (don't delete) input files</text:p>
      <text:p text:style-name="Standard"><text:s text:c="2"/>-l, --list <text:s text:c="7"/>list compressed file contents</text:p>
      <text:p text:style-name="Standard"><text:s text:c="2"/>-L, --license <text:s text:c="4"/>display software license</text:p>
      <text:p text:style-name="Standard"><text:s text:c="2"/>-n, --no-name <text:s text:c="4"/>do not save or restore the original name and timestamp</text:p>
      <text:p text:style-name="Standard"><text:s text:c="2"/>-N, --name <text:s text:c="7"/>save or restore the original name and timestamp</text:p>
      <text:p text:style-name="Standard"><text:s text:c="2"/>-q, --quiet <text:s text:c="6"/>suppress all warnings</text:p>
      <text:p text:style-name="Standard"><text:s text:c="2"/>-r, --recursive <text:s text:c="2"/>operate recursively on directories</text:p>
      <text:p text:style-name="Standard"><text:s text:c="6"/>--rsyncable <text:s text:c="2"/>make rsync-friendly archive</text:p>
      <text:p text:style-name="Standard"><text:s text:c="2"/>-S, --suffix=SUF <text:s/>use suffix SUF on compressed files</text:p>
      <text:p text:style-name="Standard"><text:s text:c="6"/>--synchronous synchronous output (safer if system crashes, but slower)</text:p>
      <text:p text:style-name="Standard"><text:s text:c="2"/>-t, --test <text:s text:c="7"/>test compressed file integrity</text:p>
      <text:p text:style-name="Standard"><text:s text:c="2"/>-v, --verbose <text:s text:c="4"/>verbose mode</text:p>
      <text:p text:style-name="Standard"><text:s text:c="2"/>-V, --version <text:s text:c="4"/>display version number</text:p>
      <text:p text:style-name="Standard"><text:s text:c="2"/>-1, --fast <text:s text:c="7"/>compress faster</text:p>
      <text:p text:style-name="Standard"><text:s text:c="2"/>-9, --best <text:s text:c="7"/>compress better</text:p>
      <text:p text:style-name="Standard"/>
      <text:p text:style-name="Standard">With no FILE, or when FILE is -, read standard input.</text:p>
      <text:p text:style-name="Standard"/>
      <text:p text:style-name="Standard">Report bugs to &lt;bug-gzip@gnu.org&gt;.</text:p>
      <text:p text:style-name="Standard">manoj@manoj-VirtualBox:~$</text:p>
      <text:p text:style-name="Standard"/>
      <text:p text:style-name="Standard"/>
      <text:p text:style-name="Standard">28) gunzip</text:p>
      <text:p text:style-name="Standard"/>
      <text:p text:style-name="Standard"/>
      <text:p text:style-name="Standard">manoj@manoj-VirtualBox:~$ echo "compree me"&gt;f1.txt</text:p>
      <text:p text:style-name="Standard">manoj@manoj-VirtualBox:~$ gzip f1.txt</text:p>
      <text:p text:style-name="Standard">manoj@manoj-VirtualBox:~$ gunzip f1.txt.gz</text:p>
      <text:p text:style-name="Standard">manoj@manoj-VirtualBox:~$ ls</text:p>
      <text:p text:style-name="Standard">a.out <text:s text:c="15"/>demonew.txt <text:s/>f1 <text:s text:c="10"/>f6.txt <text:s text:c="3"/>Music <text:s text:c="5"/>test</text:p>
      <text:p text:style-name="Standard">clientserverprogram <text:s/>Desktop <text:s text:c="5"/>f1_c.txt.gz <text:s/>f7.txt <text:s text:c="3"/>Pictures <text:s text:c="2"/>Videos</text:p>
      <text:p text:style-name="Standard">demo1.txt <text:s text:c="11"/>dir2 <text:s text:c="8"/>f1.txt <text:s text:c="6"/>home <text:s text:c="5"/>project</text:p>
      <text:p text:style-name="Standard">demo2.txt <text:s text:c="11"/>Documents <text:s text:c="3"/>f2.txt <text:s text:c="6"/>lab1 <text:s text:c="5"/>Public</text:p>
      <text:p text:style-name="Standard">demo3.txt <text:s text:c="11"/>Downloads <text:s text:c="3"/>f3.txt <text:s text:c="6"/>lab1.txt <text:s/>snap</text:p>
      <text:p text:style-name="Standard">demo4.txt <text:s text:c="11"/>error <text:s text:c="7"/>f4.txt <text:s text:c="6"/>lab2 <text:s text:c="5"/>Templates</text:p>
      <text:p text:style-name="Standard">manoj@manoj-VirtualBox:~$ gunzip -c f1.txt.gz</text:p>
      <text:p text:style-name="Standard">gzip: f1.txt.gz: No such file or directory</text:p>
      <text:p text:style-name="Standard">manoj@manoj-VirtualBox:~$ gunzip -l f1.txt.gz</text:p>
      <text:p text:style-name="Standard">gzip: f1.txt.gz: No such file or directory</text:p>
      <text:p text:style-name="Standard">manoj@manoj-VirtualBox:~$ gunzip --help</text:p>
      <text:p text:style-name="Standard">Usage: /usr/bin/gunzip [OPTION]... [FILE]...</text:p>
      <text:p text:style-name="Standard">Uncompress FILEs (by default, in-place).</text:p>
      <text:p text:style-name="Standard"/>
      <text:p text:style-name="Standard">Mandatory arguments to long options are mandatory for short options too.</text:p>
      <text:p text:style-name="Standard"/>
      <text:p text:style-name="Standard"><text:s text:c="2"/>-c, --stdout <text:s text:c="5"/>write on standard output, keep original files unchanged</text:p>
      <text:p text:style-name="Standard"><text:s text:c="2"/>-f, --force <text:s text:c="6"/>force overwrite of output file and compress links</text:p>
      <text:p text:style-name="Standard"><text:s text:c="2"/>-k, --keep <text:s text:c="7"/>keep (don't delete) input files</text:p>
      <text:p text:style-name="Standard"><text:s text:c="2"/>-l, --list <text:s text:c="7"/>list compressed file contents</text:p>
      <text:p text:style-name="Standard"><text:s text:c="2"/>-n, --no-name <text:s text:c="4"/>do not save or restore the original name<text:s/>and timestamp</text:p>
      <text:p text:style-name="Standard"><text:s text:c="2"/>-N, --name <text:s text:c="7"/>save or restore the original name and timestamp</text:p>
      <text:p text:style-name="Standard"><text:s text:c="2"/>-q, --quiet <text:s text:c="6"/>suppress all warnings</text:p>
      <text:p text:style-name="Standard"><text:s text:c="2"/>-r, --recursive <text:s text:c="2"/>operate recursively on directories</text:p>
      <text:p text:style-name="Standard"><text:s text:c="2"/>-S, --suffix=SUF <text:s/>use suffix SUF on compressed files</text:p>
      <text:p text:style-name="Standard"><text:s text:c="6"/>--synchronous synchronous output (safer if system crashes, but slower)</text:p>
      <text:p text:style-name="Standard"><text:s text:c="2"/>-t, --test <text:s text:c="7"/>test compressed file integrity</text:p>
      <text:p text:style-name="Standard"><text:s text:c="2"/>-v, --verbose <text:s text:c="4"/>verbose mode</text:p>
      <text:p text:style-name="Standard"><text:s text:c="6"/>--help <text:s text:c="7"/>display this help and exit</text:p>
      <text:p text:style-name="Standard"><text:s text:c="6"/>--version <text:s text:c="4"/>display version information and exit</text:p>
      <text:p text:style-name="Standard"/>
      <text:p text:style-name="Standard">With no FILE, or when FILE is -, read standard input.</text:p>
      <text:p text:style-name="Standard"/>
      <text:p text:style-name="Standard">Report bugs to &lt;bug-gzip@gnu.org&gt;.</text:p>
      <text:p text:style-name="Standard">manoj@manoj-VirtualBox:~$</text:p>
      <text:p text:style-name="Standard"/>
      <text:p text:style-name="Standard"/>
      <text:p text:style-name="P40">29) ls</text:p>
      <text:p text:style-name="Standard"/>
      <text:p text:style-name="Standard"/>
      <text:p text:style-name="Standard">anoj@manoj-VirtualBox:~$ ls</text:p>
      <text:p text:style-name="Standard">a.out <text:s text:c="15"/>demonew.txt <text:s/>f1 <text:s text:c="10"/>f6.txt <text:s text:c="3"/>Music <text:s text:c="5"/>test</text:p>
      <text:p text:style-name="Standard">clientserverprogram <text:s/>Desktop <text:s text:c="5"/>f1_c.txt.gz <text:s/>f7.txt <text:s text:c="3"/>Pictures <text:s text:c="2"/>Videos</text:p>
      <text:p text:style-name="Standard">demo1.txt <text:s text:c="11"/>dir2 <text:s text:c="8"/>f1.txt <text:s text:c="6"/>home <text:s text:c="5"/>project</text:p>
      <text:p text:style-name="Standard">demo2.txt <text:s text:c="11"/>Documents <text:s text:c="3"/>f2.txt <text:s text:c="6"/>lab1 <text:s text:c="5"/>Public</text:p>
      <text:p text:style-name="Standard">demo3.txt <text:s text:c="11"/>Downloads <text:s text:c="3"/>f3.txt <text:s text:c="6"/>lab1.txt <text:s/>snap</text:p>
      <text:p text:style-name="Standard">demo4.txt<text:s/><text:s text:c="11"/>error <text:s text:c="7"/>f4.txt <text:s text:c="6"/>lab2 <text:s text:c="5"/>Templates</text:p>
      <text:p text:style-name="Standard">manoj@manoj-VirtualBox:~$ ls -l</text:p>
      <text:p text:style-name="Standard">total 152</text:p>
      <text:p text:style-name="Standard">-rwxrwxr-x 1 manoj manoj 15968 Nov 19 <text:s/>2023 a.out</text:p>
      <text:p text:style-name="Standard">drwxrwxr-x 2 manoj manoj <text:s/>4096 Nov 26 <text:s/>2023 clientserverprogram</text:p>
      <text:p text:style-name="Standard">-rw-rw-r-- 1 manoj manoj <text:s text:c="3"/>61 Jul 11 16:30 demo1.txt</text:p>
      <text:p text:style-name="Standard">-rw-rw-r-- 1 manoj manoj <text:s text:c="3"/>61 Jul 19 22:37 demo2.txt</text:p>
      <text:p text:style-name="Standard">-rw-rw-r-- 1 manoj manoj <text:s text:c="3"/>12 Jul 18 16:36 demo3.txt</text:p>
      <text:p text:style-name="Standard">-rw-rw-r-- 1 manoj manoj <text:s text:c="3"/>11 Jul 18 16:36 demo4.txt</text:p>
      <text:p text:style-name="Standard">-rw-rw-r-- 1 manoj manoj <text:s text:c="3"/>61 Jul 18 16:12 demonew.txt</text:p>
      <text:p text:style-name="Standard">drwxr-xr-x 5 manoj<text:s/>manoj <text:s/>4096 Nov 21 <text:s/>2023 Desktop</text:p>
      <text:p text:style-name="Standard">drwxrwxr-x 2 manoj manoj <text:s/>4096 Jul 20 15:19 dir2</text:p>
      <text:p text:style-name="Standard">drwxr-xr-x 2 manoj manoj <text:s/>4096 Nov <text:s/>2 <text:s/>2023 Documents</text:p>
      <text:p text:style-name="Standard">drwxr-xr-x 2 manoj manoj <text:s/>4096 Jul 19 22:15 Downloads</text:p>
      <text:p text:style-name="Standard">-rw-rw-r-- 1 manoj manoj <text:s text:c="3"/>35 Jul 11 15:30 error</text:p>
      <text:p text:style-name="Standard">-rw-rw-r-- 1 manoj manoj <text:s text:c="3"/>38 Jul 11 15:29 f1</text:p>
      <text:p text:style-name="Standard">-rw-rw-r-- 1 manoj manoj <text:s text:c="3"/>39 Jul 20 16:13 f1_c.txt.gz</text:p>
      <text:p text:style-name="Standard">-rw-rw-r-- 1 manoj manoj <text:s text:c="3"/>11 Jul 20 16:14 f1.txt</text:p>
      <text:p text:style-name="Standard">-rw-rw-r-- 1 manoj manoj <text:s text:c="4"/>6 Jul 20 16:10 f2.txt</text:p>
      <text:p text:style-name="Standard">-rw-rw-r-- 1 manoj manoj <text:s text:c="3"/>13 Jul 20 15:50 f3.txt</text:p>
      <text:p text:style-name="Standard">-rw-rw-r-- 1 manoj manoj <text:s text:c="3"/>14 Jul 20 15:50 f4.txt</text:p>
      <text:p text:style-name="Standard">-rw-rw-r-- 1 manoj manoj <text:s text:c="3"/>18 Jul 20 15:57 f6.txt</text:p>
      <text:p text:style-name="Standard">-rw-rw-r-- 1 manoj manoj <text:s text:c="3"/>14 Jul 20 15:58 f7.txt</text:p>
      <text:p text:style-name="Standard">drwxrwxr-x 6 manoj manoj <text:s/>4096 Jul 20 15:38 home</text:p>
      <text:p text:style-name="Standard">drwxrwxr-x 2 manoj manoj <text:s/>4096 Jul 19 22:51 lab1</text:p>
      <text:p text:style-name="Standard">-rw-rw-r-- 1 manoj manoj <text:s text:c="3"/>26 Jul 18 16:19 lab1.txt</text:p>
      <text:p text:style-name="Standard">drwxrwxr-x 2 manoj manoj <text:s/>4096 Jul 19 22:51 lab2</text:p>
      <text:p text:style-name="Standard">drwxr-xr-x 2 manoj manoj <text:s/>4096 Dec 16 <text:s/>2023 Music</text:p>
      <text:p text:style-name="Standard">drwxr-xr-x 2 manoj manoj <text:s/>4096 Dec 16 <text:s/>2023 Pictures</text:p>
      <text:p text:style-name="Standard">drwxrwxr-x 2 manoj manoj <text:s/>4096 Dec 13 <text:s/>2023 project</text:p>
      <text:p text:style-name="Standard">drwxr-xr-x 2<text:s/>manoj manoj <text:s/>4096 Nov <text:s/>2 <text:s/>2023 Public</text:p>
      <text:p text:style-name="Standard">drwx------ 4 manoj manoj <text:s/>4096 Nov 26 <text:s/>2023 snap</text:p>
      <text:p text:style-name="Standard">drwxr-xr-x 2 manoj manoj <text:s/>4096 Nov 21 <text:s/>2023 Templates</text:p>
      <text:p text:style-name="Standard">-rwxrwxr-x 1 manoj manoj 15968 Nov 19 <text:s/>2023 test</text:p>
      <text:p text:style-name="Standard">drwxr-xr-x 2 manoj manoj <text:s/>4096 Dec 18 <text:s/>2023 Videos</text:p>
      <text:p text:style-name="Standard">manoj@manoj-VirtualBox:~$ ls -a</text:p>
      <text:p text:style-name="Standard">. <text:s text:c="19"/>demo4.txt <text:s text:c="3"/>f4.txt <text:s text:c="3"/>.profile</text:p>
      <text:p text:style-name="Standard">.. <text:s text:c="18"/>demonew.txt <text:s/>f6.txt <text:s text:c="3"/>project</text:p>
      <text:p text:style-name="Standard">a.out <text:s text:c="15"/>Desktop <text:s text:c="5"/>f7.txt <text:s text:c="3"/>Public</text:p>
      <text:p text:style-name="Standard">.bash_history <text:s text:c="7"/>dir2 <text:s text:c="8"/>.gnupg <text:s text:c="3"/>snap</text:p>
      <text:p text:style-name="Standard">.bash_logout <text:s text:c="8"/>Documents <text:s text:c="3"/>home <text:s text:c="5"/>.ssh</text:p>
      <text:p text:style-name="Standard">.bashrc <text:s text:c="13"/>Downloads <text:s text:c="3"/>lab1 <text:s text:c="5"/>.sudo_as_admin_successful</text:p>
      <text:p text:style-name="Standard">.cache <text:s text:c="14"/>error <text:s text:c="7"/>lab1.txt <text:s/>Templates</text:p>
      <text:p text:style-name="Standard">clientserverprogram <text:s/>f1 <text:s text:c="10"/>lab2 <text:s text:c="5"/>test</text:p>
      <text:p text:style-name="Standard">.config <text:s text:c="13"/>f1_c.txt.gz <text:s/>.lesshst <text:s/>Videos</text:p>
      <text:p text:style-name="Standard">demo1.txt <text:s text:c="11"/>f1.txt <text:s text:c="6"/>.local</text:p>
      <text:p text:style-name="Standard">demo2.txt <text:s text:c="11"/>f2.txt <text:s text:c="6"/>Music</text:p>
      <text:p text:style-name="Standard">demo3.txt <text:s text:c="11"/>f3.txt <text:s text:c="6"/>Pictures</text:p>
      <text:p text:style-name="Standard">manoj@manoj-VirtualBox:~$ ls -h</text:p>
      <text:p text:style-name="Standard">a.out <text:s text:c="15"/>demonew.txt <text:s/>f1 <text:s text:c="10"/>f6.txt <text:s text:c="3"/>Music <text:s text:c="5"/>test</text:p>
      <text:p text:style-name="Standard">clientserverprogram <text:s/>Desktop <text:s text:c="5"/>f1_c.txt.gz <text:s/>f7.txt <text:s text:c="3"/>Pictures <text:s text:c="2"/>Videos</text:p>
      <text:p text:style-name="Standard">demo1.txt <text:s text:c="11"/>dir2 <text:s text:c="8"/>f1.txt <text:s text:c="6"/>home <text:s text:c="5"/>project</text:p>
      <text:p text:style-name="Standard">demo2.txt <text:s text:c="11"/>Documents <text:s text:c="3"/>f2.txt <text:s text:c="6"/>lab1 <text:s text:c="5"/>Public</text:p>
      <text:p text:style-name="Standard">demo3.txt <text:s text:c="11"/>Downloads <text:s text:c="3"/>f3.txt <text:s text:c="6"/>lab1.txt <text:s/>snap</text:p>
      <text:p text:style-name="Standard">demo4.txt <text:s text:c="11"/>error <text:s text:c="7"/>f4.txt <text:s text:c="6"/>lab2 <text:s text:c="5"/>Templates</text:p>
      <text:p text:style-name="Standard">manoj@manoj-VirtualBox:~$ ls -r</text:p>
      <text:p text:style-name="Standard">Videos <text:s text:c="4"/>Pictures <text:s/>f7.txt <text:s/>f1_c.txt.gz <text:s/>Desktop <text:s text:c="5"/>clientserverprogram</text:p>
      <text:p text:style-name="Standard">test <text:s text:c="6"/>Music <text:s text:c="4"/>f6.txt <text:s/>f1 <text:s text:c="10"/>demonew.txt <text:s/>a.out</text:p>
      <text:p text:style-name="Standard">Templates <text:s/>lab2 <text:s text:c="5"/>f4.txt <text:s/>error <text:s text:c="7"/>demo4.txt</text:p>
      <text:p text:style-name="Standard">snap <text:s text:c="6"/>lab1.txt <text:s/>f3.txt <text:s/>Downloads <text:s text:c="3"/>demo3.txt</text:p>
      <text:p text:style-name="Standard">Public <text:s text:c="4"/>lab1 <text:s text:c="5"/>f2.txt <text:s/>Documents <text:s text:c="3"/>demo2.txt</text:p>
      <text:p text:style-name="Standard">project <text:s text:c="3"/>home <text:s text:c="5"/>f1.txt <text:s/>dir2 <text:s text:c="8"/>demo1.txt</text:p>
      <text:p text:style-name="Standard">manoj@manoj-VirtualBox:~$</text:p>
      <text:p text:style-name="P41"/>
      <text:p text:style-name="P42">30) ls</text:p>
      <text:p text:style-name="Standard"/>
      <text:p text:style-name="Standard">manoj@manoj-VirtualBox:~$ ls</text:p>
      <text:p text:style-name="Standard">a.out <text:s text:c="15"/>demonew.txt <text:s/>f1 <text:s text:c="10"/>f6.txt <text:s text:c="3"/>Music <text:s text:c="5"/>test</text:p>
      <text:p text:style-name="Standard">clientserverprogram <text:s/>Desktop <text:s text:c="5"/>f1_c.txt.gz <text:s/>f7.txt <text:s text:c="3"/>Pictures <text:s text:c="2"/>Videos</text:p>
      <text:p text:style-name="Standard">demo1.txt <text:s text:c="11"/>dir2 <text:s text:c="8"/>f1.txt <text:s text:c="6"/>home <text:s text:c="5"/>project</text:p>
      <text:p text:style-name="Standard">demo2.txt <text:s text:c="11"/>Documents <text:s text:c="3"/>f2.txt <text:s text:c="6"/>lab1 <text:s text:c="5"/>Public</text:p>
      <text:p text:style-name="Standard">demo3.txt <text:s text:c="11"/>Downloads <text:s text:c="3"/>f3.txt <text:s text:c="6"/>lab1.txt <text:s/>snap</text:p>
      <text:p text:style-name="Standard">demo4.txt <text:s text:c="11"/>error <text:s text:c="7"/>f4.txt <text:s text:c="6"/>lab2 <text:s text:c="5"/>Templates</text:p>
      <text:p text:style-name="Standard">manoj@manoj-VirtualBox:~$ ls -l</text:p>
      <text:p text:style-name="Standard">total 152</text:p>
      <text:p text:style-name="Standard">-rwxrwxr-x 1 manoj manoj 15968 Nov 19 <text:s/>2023 a.out</text:p>
      <text:p text:style-name="Standard">drwxrwxr-x 2 manoj manoj <text:s/>4096 Nov 26 <text:s/>2023 clientserverprogram</text:p>
      <text:p text:style-name="Standard">-rw-rw-r-- 1 manoj manoj <text:s text:c="3"/>61 Jul 11 16:30 demo1.txt</text:p>
      <text:p text:style-name="Standard">-rw-rw-r-- 1 manoj manoj <text:s text:c="3"/>61 Jul 19 22:37 demo2.txt</text:p>
      <text:p text:style-name="Standard">-rw-rw-r-- 1 manoj manoj <text:s text:c="3"/>12 Jul 18 16:36 demo3.txt</text:p>
      <text:p text:style-name="Standard">-rw-rw-r-- 1 manoj manoj <text:s text:c="3"/>11 Jul 18 16:36 demo4.txt</text:p>
      <text:p text:style-name="Standard">-rw-rw-r-- 1 manoj manoj <text:s text:c="3"/>61 Jul 18 16:12 demonew.txt</text:p>
      <text:p text:style-name="Standard">drwxr-xr-x 5 manoj manoj <text:s/>4096 Nov 21 <text:s/>2023 Desktop</text:p>
      <text:p text:style-name="Standard">drwxrwxr-x 2 manoj manoj <text:s/>4096 Jul 20 15:19 dir2</text:p>
      <text:p text:style-name="Standard">drwxr-xr-x 2 manoj manoj <text:s/>4096 Jul 20 16:19 Documents</text:p>
      <text:p text:style-name="Standard">drwxr-xr-x 2 manoj manoj <text:s/>4096 Jul 20 16:20 Downloads</text:p>
      <text:p text:style-name="Standard">-rw-rw-r-- 1 manoj manoj <text:s text:c="3"/>35 Jul 11 15:30 error</text:p>
      <text:p text:style-name="Standard">-rw-rw-r-- 1 manoj manoj <text:s text:c="3"/>38 Jul 11 15:29 f1</text:p>
      <text:p text:style-name="Standard">-rw-rw-r-- 1 manoj manoj <text:s text:c="3"/>39 Jul 20 16:13 f1_c.txt.gz</text:p>
      <text:p text:style-name="Standard">-rw-rw-r-- 1 manoj manoj <text:s text:c="3"/>11 Jul 20 16:14 f1.txt</text:p>
      <text:p text:style-name="Standard">-rw-rw-r-- 1 manoj manoj <text:s text:c="4"/>6 Jul 20 16:10 f2.txt</text:p>
      <text:p text:style-name="Standard">-rw-rw-r-- 1 manoj manoj <text:s text:c="3"/>13 Jul 20 15:50 f3.txt</text:p>
      <text:p text:style-name="Standard">-rw-rw-r-- 1 manoj manoj <text:s text:c="3"/>14 Jul 20 15:50 f4.txt</text:p>
      <text:p text:style-name="Standard">-rw-rw-r-- 1 manoj manoj <text:s text:c="3"/>18 Jul 20 15:57 f6.txt</text:p>
      <text:p text:style-name="Standard">-rw-rw-r-- 1 manoj manoj <text:s text:c="3"/>14 Jul 20 15:58 f7.txt</text:p>
      <text:p text:style-name="Standard">drwxrwxr-x 6 manoj manoj <text:s/>4096 Jul 20 15:38 home</text:p>
      <text:p text:style-name="Standard">drwxrwxr-x 2 manoj manoj <text:s/>4096 Jul 19 22:51 lab1</text:p>
      <text:p text:style-name="Standard">-rw-rw-r-- 1 manoj manoj <text:s text:c="3"/>26 Jul 18 16:19 lab1.txt</text:p>
      <text:p text:style-name="Standard">drwxrwxr-x 2 manoj manoj <text:s/>4096 Jul 19 22:51 lab2</text:p>
      <text:p text:style-name="Standard">drwxr-xr-x 2 manoj manoj <text:s/>4096 Dec 16 <text:s/>2023 Music</text:p>
      <text:p text:style-name="Standard">drwxr-xr-x 2 manoj manoj <text:s/>4096 Dec 16 <text:s/>2023 Pictures</text:p>
      <text:p text:style-name="Standard">drwxrwxr-x 2 manoj manoj <text:s/>4096 Dec 13 <text:s/>2023 project</text:p>
      <text:p text:style-name="Standard">drwxr-xr-x 2 manoj manoj <text:s/>4096 Nov <text:s/>2 <text:s/>2023 Public</text:p>
      <text:p text:style-name="Standard">drwx------ 4 manoj manoj <text:s/>4096 Nov 26 <text:s/>2023 snap</text:p>
      <text:p text:style-name="Standard">drwxr-xr-x 2 manoj manoj <text:s/>4096 Nov 21 <text:s/>2023 Templates</text:p>
      <text:p text:style-name="Standard">-rwxrwxr-x 1 manoj manoj 15968 Nov 19 <text:s/>2023 test</text:p>
      <text:p text:style-name="Standard">drwxr-xr-x 2 manoj manoj <text:s/>4096 Dec 18 <text:s/>2023 Videos</text:p>
      <text:p text:style-name="Standard">manoj@manoj-VirtualBox:~$ ls -a</text:p>
      <text:p text:style-name="Standard">. <text:s text:c="19"/>demo4.txt <text:s text:c="3"/>f4.txt <text:s text:c="3"/>.profile</text:p>
      <text:p text:style-name="Standard">.. <text:s text:c="18"/>demonew.txt <text:s/>f6.txt <text:s text:c="3"/>project</text:p>
      <text:p text:style-name="Standard">a.out <text:s text:c="15"/>Desktop <text:s text:c="5"/>f7.txt <text:s text:c="3"/>Public</text:p>
      <text:p text:style-name="Standard">.bash_history <text:s text:c="7"/>dir2 <text:s text:c="8"/>.gnupg <text:s text:c="3"/>snap</text:p>
      <text:p text:style-name="Standard">.bash_logout <text:s text:c="8"/>Documents <text:s text:c="3"/>home <text:s text:c="5"/>.ssh</text:p>
      <text:p text:style-name="Standard">.bashrc <text:s text:c="13"/>Downloads <text:s text:c="3"/>lab1 <text:s text:c="5"/>.sudo_as_admin_successful</text:p>
      <text:p text:style-name="Standard">.cache <text:s text:c="14"/>error <text:s text:c="7"/>lab1.txt <text:s/>Templates</text:p>
      <text:p text:style-name="Standard">clientserverprogram <text:s/>f1 <text:s text:c="10"/>lab2 <text:s text:c="5"/>test</text:p>
      <text:p text:style-name="Standard">.config <text:s text:c="13"/>f1_c.txt.gz <text:s/>.lesshst <text:s/>Videos</text:p>
      <text:p text:style-name="Standard">demo1.txt <text:s text:c="11"/>f1.txt <text:s text:c="6"/>.local</text:p>
      <text:p text:style-name="Standard">demo2.txt <text:s text:c="11"/>f2.txt <text:s text:c="6"/>Music</text:p>
      <text:p text:style-name="Standard">demo3.txt <text:s text:c="11"/>f3.txt <text:s text:c="6"/>Pictures</text:p>
      <text:p text:style-name="Standard">manoj@manoj-VirtualBox:~$ ls -lh</text:p>
      <text:p text:style-name="Standard">total 152K</text:p>
      <text:p text:style-name="Standard">-rwxrwxr-x 1 manoj manoj <text:s/>16K Nov 19 <text:s/>2023 a.out</text:p>
      <text:p text:style-name="Standard">drwxrwxr-x 2 manoj manoj 4.0K Nov 26 <text:s/>2023 clientserverprogram</text:p>
      <text:p text:style-name="Standard">-rw-rw-r-- 1 manoj manoj <text:s text:c="2"/>61 Jul 11 16:30 demo1.txt</text:p>
      <text:p text:style-name="Standard">-rw-rw-r-- 1 manoj manoj <text:s text:c="2"/>61 Jul 19 22:37 demo2.txt</text:p>
      <text:p text:style-name="Standard">-rw-rw-r-- 1 manoj manoj <text:s text:c="2"/>12 Jul 18 16:36 demo3.txt</text:p>
      <text:p text:style-name="Standard">-rw-rw-r-- 1 manoj manoj <text:s text:c="2"/>11 Jul 18 16:36 demo4.txt</text:p>
      <text:p text:style-name="Standard">-rw-rw-r-- 1 manoj manoj <text:s text:c="2"/>61 Jul 18 16:12 demonew.txt</text:p>
      <text:p text:style-name="Standard">drwxr-xr-x 5 manoj manoj 4.0K Nov 21 <text:s/>2023 Desktop</text:p>
      <text:p text:style-name="Standard">drwxrwxr-x 2 manoj manoj 4.0K Jul 20 15:19 dir2</text:p>
      <text:p text:style-name="Standard">drwxr-xr-x 2 manoj manoj 4.0K Jul 20 16:19 Documents</text:p>
      <text:p text:style-name="Standard">drwxr-xr-x 2 manoj manoj 4.0K Jul 20 16:20 Downloads</text:p>
      <text:p text:style-name="Standard">-rw-rw-r-- 1 manoj manoj <text:s text:c="2"/>35 Jul 11 15:30 error</text:p>
      <text:p text:style-name="Standard">-rw-rw-r-- 1 manoj manoj <text:s text:c="2"/>38 Jul 11 15:29 f1</text:p>
      <text:p text:style-name="Standard">-rw-rw-r-- 1 manoj manoj <text:s text:c="2"/>39 Jul 20 16:13 f1_c.txt.gz</text:p>
      <text:p text:style-name="Standard">-rw-rw-r-- 1 manoj manoj <text:s text:c="2"/>11 Jul 20 16:14 f1.txt</text:p>
      <text:p text:style-name="Standard">-rw-rw-r-- 1 manoj manoj <text:s text:c="3"/>6 Jul 20 16:10 f2.txt</text:p>
      <text:p text:style-name="Standard">-rw-rw-r-- 1 manoj manoj <text:s text:c="2"/>13 Jul 20 15:50 f3.txt</text:p>
      <text:p text:style-name="Standard">-rw-rw-r-- 1 manoj manoj <text:s text:c="2"/>14 Jul 20 15:50 f4.txt</text:p>
      <text:p text:style-name="Standard">-rw-rw-r-- 1 manoj manoj <text:s text:c="2"/>18 Jul 20 15:57 f6.txt</text:p>
      <text:p text:style-name="Standard">-rw-rw-r-- 1 manoj manoj <text:s text:c="2"/>14 Jul 20 15:58 f7.txt</text:p>
      <text:p text:style-name="Standard">drwxrwxr-x 6 manoj manoj 4.0K Jul 20 15:38 home</text:p>
      <text:p text:style-name="Standard">drwxrwxr-x 2 manoj manoj 4.0K Jul 19 22:51 lab1</text:p>
      <text:p text:style-name="Standard">-rw-rw-r-- 1 manoj manoj <text:s text:c="2"/>26 Jul 18 16:19 lab1.txt</text:p>
      <text:p text:style-name="Standard">drwxrwxr-x 2 manoj manoj 4.0K Jul 19 22:51 lab2</text:p>
      <text:p text:style-name="Standard">drwxr-xr-x 2 manoj manoj 4.0K Dec 16 <text:s/>2023 Music</text:p>
      <text:p text:style-name="Standard">drwxr-xr-x 2 manoj manoj 4.0K Dec 16<text:s/><text:s/>2023 Pictures</text:p>
      <text:p text:style-name="Standard">drwxrwxr-x 2 manoj manoj 4.0K Dec 13 <text:s/>2023 project</text:p>
      <text:p text:style-name="Standard">drwxr-xr-x 2 manoj manoj 4.0K Nov <text:s/>2 <text:s/>2023 Public</text:p>
      <text:p text:style-name="Standard">drwx------ 4 manoj manoj 4.0K Nov 26 <text:s/>2023 snap</text:p>
      <text:p text:style-name="Standard">drwxr-xr-x 2 manoj manoj 4.0K Nov 21 <text:s/>2023 Templates</text:p>
      <text:p text:style-name="Standard">-rwxrwxr-x 1 manoj manoj <text:s/>16K Nov 19 <text:s/>2023 test</text:p>
      <text:p text:style-name="Standard">drwxr-xr-x 2 manoj manoj 4.0K Dec 18 <text:s/>2023 Videos</text:p>
      <text:p text:style-name="Standard">manoj@manoj-VirtualBox:~$ ls -R</text:p>
      <text:p text:style-name="Standard">.:</text:p>
      <text:p text:style-name="Standard">a.out <text:s text:c="15"/>demonew.txt <text:s/>f1 <text:s text:c="10"/>f6.txt <text:s text:c="3"/>Music <text:s text:c="5"/>test</text:p>
      <text:p text:style-name="Standard">clientserverprogram <text:s/>Desktop <text:s text:c="5"/>f1_c.txt.gz <text:s/>f7.txt <text:s text:c="3"/>Pictures <text:s text:c="2"/>Videos</text:p>
      <text:p text:style-name="Standard">demo1.txt <text:s text:c="11"/>dir2 <text:s text:c="8"/>f1.txt <text:s text:c="6"/>home <text:s text:c="5"/>project</text:p>
      <text:p text:style-name="Standard">demo2.txt <text:s text:c="11"/>Documents <text:s text:c="3"/>f2.txt <text:s text:c="6"/>lab1 <text:s text:c="5"/>Public</text:p>
      <text:p text:style-name="Standard">demo3.txt <text:s text:c="11"/>Downloads <text:s text:c="3"/>f3.txt <text:s text:c="6"/>lab1.txt <text:s/>snap</text:p>
      <text:p text:style-name="Standard">demo4.txt <text:s text:c="11"/>error <text:s text:c="7"/>f4.txt <text:s text:c="6"/>lab2 <text:s text:c="5"/>Templates</text:p>
      <text:p text:style-name="Standard"/>
      <text:p text:style-name="Standard">./clientserverprogram:</text:p>
      <text:p text:style-name="Standard">client <text:s/>client.c <text:s/>server <text:s/>server.c <text:s/>tcpclient.c</text:p>
      <text:p text:style-name="Standard"/>
      <text:p text:style-name="Standard">./Desktop:</text:p>
      <text:p text:style-name="Standard"><text:s/>arq <text:s text:c="2"/>arq1 <text:s/>'New Folder'</text:p>
      <text:p text:style-name="Standard"/>
      <text:p text:style-name="Standard">./Desktop/arq:</text:p>
      <text:p text:style-name="Standard">s.c</text:p>
      <text:p text:style-name="Standard"/>
      <text:p text:style-name="Standard">./Desktop/arq/s.c:</text:p>
      <text:p text:style-name="Standard"/>
      <text:p text:style-name="Standard">./Desktop/arq1:</text:p>
      <text:p text:style-name="Standard">server.c</text:p>
      <text:p text:style-name="Standard"/>
      <text:p text:style-name="Standard">'./Desktop/New Folder':</text:p>
      <text:p text:style-name="Standard"/>
      <text:p text:style-name="Standard">./dir2:</text:p>
      <text:p text:style-name="Standard">file1.txt</text:p>
      <text:p text:style-name="Standard"/>
      <text:p text:style-name="Standard">./Documents:</text:p>
      <text:p text:style-name="Standard">lab1.odt</text:p>
      <text:p text:style-name="Standard"/>
      <text:p text:style-name="Standard">./Downloads:</text:p>
      <text:p text:style-name="Standard">'hamclient(1).c' <text:s text:c="2"/>hamserver.c <text:s text:c="19"/>'Selectiverepeat_server(1).c'</text:p>
      <text:p text:style-name="Standard">'hamclient(2).c' <text:s text:c="2"/>lab1.odt <text:s text:c="23"/>Selectiverepeat_server.c</text:p>
      <text:p text:style-name="Standard"><text:s/>hamclient.c <text:s text:c="5"/>'Selectiverepeat_client (1).c'</text:p>
      <text:p text:style-name="Standard"/>
      <text:p text:style-name="Standard">./home:</text:p>
      <text:p text:style-name="Standard">dir1 <text:s/>dir2 <text:s/>dir5 <text:s/>dir_new</text:p>
      <text:p text:style-name="Standard"/>
      <text:p text:style-name="Standard">./home/dir1:</text:p>
      <text:p text:style-name="Standard"/>
      <text:p text:style-name="Standard">./home/dir2:</text:p>
      <text:p text:style-name="Standard"/>
      <text:p text:style-name="Standard">./home/dir5:</text:p>
      <text:p text:style-name="Standard"/>
      <text:p text:style-name="Standard">./home/dir_new:</text:p>
      <text:p text:style-name="Standard"/>
      <text:p text:style-name="Standard">./lab1:</text:p>
      <text:p text:style-name="Standard"/>
      <text:p text:style-name="Standard">./lab2:</text:p>
      <text:p text:style-name="Standard"/>
      <text:p text:style-name="Standard">./Music:</text:p>
      <text:p text:style-name="Standard">crcserver.c <text:s/>server</text:p>
      <text:p text:style-name="Standard"/>
      <text:p text:style-name="Standard">./Pictures:</text:p>
      <text:p text:style-name="Standard">client <text:s text:c="4"/>crcclient.c <text:s/>sawserver.c <text:s/>serverp.c</text:p>
      <text:p text:style-name="Standard">clientp.c <text:s/>crcserver.c <text:s/>server <text:s text:c="6"/>serverpractise.c</text:p>
      <text:p text:style-name="Standard"/>
      <text:p text:style-name="Standard">./project:</text:p>
      <text:p text:style-name="Standard">client <text:s text:c="6"/>crcserver.c <text:s text:c="3"/>helloserver <text:s text:c="3"/>labserver.c</text:p>
      <text:p text:style-name="Standard">crcclient.c <text:s/>helloclient.c <text:s/>helloserver.c <text:s/>server</text:p>
      <text:p text:style-name="Standard"/>
      <text:p text:style-name="Standard">./Public:</text:p>
      <text:p text:style-name="Standard"/>
      <text:p text:style-name="Standard">./snap:</text:p>
      <text:p text:style-name="Standard">firefox <text:s/>snapd-desktop-integration</text:p>
      <text:p text:style-name="Standard"/>
      <text:p text:style-name="Standard">./snap/firefox:</text:p>
      <text:p text:style-name="Standard">3416 <text:s/>common <text:s/>current</text:p>
      <text:p text:style-name="Standard"/>
      <text:p text:style-name="Standard">./snap/firefox/3416:</text:p>
      <text:p text:style-name="Standard"/>
      <text:p text:style-name="Standard">./snap/firefox/common:</text:p>
      <text:p text:style-name="Standard"/>
      <text:p text:style-name="Standard">./snap/snapd-desktop-integration:</text:p>
      <text:p text:style-name="Standard">83 <text:s/>common <text:s/>current</text:p>
      <text:p text:style-name="Standard"/>
      <text:p text:style-name="Standard">./snap/snapd-desktop-integration/83:</text:p>
      <text:p text:style-name="Standard"/>
      <text:p text:style-name="Standard">./snap/snapd-desktop-integration/common:</text:p>
      <text:p text:style-name="Standard"/>
      <text:p text:style-name="Standard">./Templates:</text:p>
      <text:p text:style-name="Standard">server.c</text:p>
      <text:p text:style-name="Standard"/>
      <text:p text:style-name="Standard">./Videos:</text:p>
      <text:p text:style-name="Standard">bitclient.c <text:s/>client <text:s/>selectiveserver.c</text:p>
      <text:p text:style-name="Standard">manoj@manoj-VirtualBox:~$</text:p>
      <text:p text:style-name="Standard"/>
      <text:p text:style-name="Standard"/>
      <text:p text:style-name="P43">31) ln</text:p>
      <text:p text:style-name="P44"/>
      <text:p text:style-name="Standard"/>
      <text:p text:style-name="Standard">manoj@manoj-VirtualBox:~$ ln -s demo1.txt symlink.txt</text:p>
      <text:p text:style-name="Standard">manoj@manoj-VirtualBox:~$ ls -l</text:p>
      <text:p text:style-name="Standard">total 156</text:p>
      <text:p text:style-name="Standard">-rwxrwxr-x 1 manoj manoj 15968 Nov 19 <text:s/>2023 a.out</text:p>
      <text:p text:style-name="Standard">drwxrwxr-x 2 manoj manoj <text:s/>4096 Nov 26 <text:s/>2023 clientserverprogram</text:p>
      <text:p text:style-name="Standard">-rw-rw-r-- 2 manoj manoj <text:s text:c="3"/>61 Jul 11 16:30 demo1.txt</text:p>
      <text:p text:style-name="Standard">-rw-rw-r-- 1 manoj manoj <text:s text:c="3"/>61 Jul 19 22:37 demo2.txt</text:p>
      <text:p text:style-name="Standard">-rw-rw-r-- 1 manoj manoj <text:s text:c="3"/>12 Jul 18 16:36 demo3.txt</text:p>
      <text:p text:style-name="Standard">-rw-rw-r-- 1 manoj manoj <text:s text:c="3"/>11 Jul 18 16:36 demo4.txt</text:p>
      <text:p text:style-name="Standard">-rw-rw-r-- 1 manoj manoj <text:s text:c="3"/>61 Jul 18 16:12 demonew.txt</text:p>
      <text:p text:style-name="Standard">drwxr-xr-x 5 manoj manoj <text:s/>4096 Nov 21 <text:s/>2023 Desktop</text:p>
      <text:p text:style-name="Standard">drwxrwxr-x 2 manoj manoj <text:s/>4096 Jul 20 15:19 dir2</text:p>
      <text:p text:style-name="Standard">drwxr-xr-x 2 manoj manoj <text:s/>4096 Jul 20 16:19 Documents</text:p>
      <text:p text:style-name="Standard">drwxr-xr-x 2 manoj manoj <text:s/>4096 Jul 20 17:04 Downloads</text:p>
      <text:p text:style-name="Standard">-rw-rw-r-- 1 manoj manoj <text:s text:c="3"/>35 Jul 11 15:30 error</text:p>
      <text:p text:style-name="Standard">-rw-rw-r-- 1 manoj<text:s/>manoj <text:s text:c="3"/>38 Jul 11 15:29 f1</text:p>
      <text:p text:style-name="Standard">-rw-rw-r-- 1 manoj manoj <text:s text:c="3"/>39 Jul 20 16:13 f1_c.txt.gz</text:p>
      <text:p text:style-name="Standard">-rw-rw-r-- 1 manoj manoj <text:s text:c="3"/>11 Jul 20 16:14 f1.txt</text:p>
      <text:p text:style-name="Standard">-rw-rw-r-- 1 manoj manoj <text:s text:c="4"/>6 Jul 20 16:10 f2.txt</text:p>
      <text:p text:style-name="Standard">-rw-rw-r-- 1 manoj manoj <text:s text:c="3"/>13 Jul 20 15:50 f3.txt</text:p>
      <text:p text:style-name="Standard">-rw-rw-r-- 1 manoj manoj <text:s text:c="3"/>14 Jul 20 15:50 f4.txt</text:p>
      <text:p text:style-name="Standard">-rw-rw-r-- 1 manoj manoj <text:s text:c="3"/>18 Jul 20 15:57 f6.txt</text:p>
      <text:p text:style-name="Standard">-rw-rw-r-- 1 manoj manoj <text:s text:c="3"/>14 Jul 20 15:58 f7.txt</text:p>
      <text:p text:style-name="Standard">drwxrwxr-x 6 manoj manoj <text:s/>4096 Jul 20 15:38 home</text:p>
      <text:p text:style-name="Standard">drwxrwxr-x 2 manoj manoj <text:s/>4096 Jul 19 22:51 lab1</text:p>
      <text:p text:style-name="Standard">-rw-rw-r-- 1 manoj manoj <text:s text:c="3"/>26 Jul 18 16:19 lab1.txt</text:p>
      <text:p text:style-name="Standard">drwxrwxr-x 2 manoj manoj <text:s/>4096 Jul 19 22:51 lab2</text:p>
      <text:p text:style-name="Standard">-rw-rw-r-- 2 manoj manoj <text:s text:c="3"/>61 Jul 11 16:30 link1.txt</text:p>
      <text:p text:style-name="Standard">drwxr-xr-x 2 manoj manoj <text:s/>4096 Dec 16 <text:s/>2023 Music</text:p>
      <text:p text:style-name="Standard">drwxr-xr-x 2 manoj manoj <text:s/>4096 Dec 16 <text:s/>2023 Pictures</text:p>
      <text:p text:style-name="Standard">drwxrwxr-x 2 manoj manoj <text:s/>4096 Dec 13 <text:s/>2023 project</text:p>
      <text:p text:style-name="Standard">drwxr-xr-x 2 manoj manoj <text:s/>4096 Nov <text:s/>2 <text:s/>2023 Public</text:p>
      <text:p text:style-name="Standard">drwx------ 4 manoj manoj <text:s/>4096 Nov 26 <text:s/>2023 snap</text:p>
      <text:p text:style-name="Standard">lrwxrwxrwx 1 manoj manoj <text:s text:c="4"/>9 Jul 20 17:08 symlink.txt -&gt; demo1.txt</text:p>
      <text:p text:style-name="Standard">drwxr-xr-x 2 manoj manoj <text:s/>4096 Nov 21 <text:s/>2023 Templates</text:p>
      <text:p text:style-name="Standard">-rwxrwxr-x 1 manoj manoj 15968 Nov 19 <text:s/>2023 test</text:p>
      <text:p text:style-name="Standard">drwxr-xr-x 2 manoj manoj <text:s/>4096 Dec 18 <text:s/>2023 Videos</text:p>
      <text:p text:style-name="Standard">manoj@manoj-VirtualBox:~$ ln -f demo1.txt link1.txt</text:p>
      <text:p text:style-name="Standard">manoj@manoj-VirtualBox:~$ ls -l</text:p>
      <text:p text:style-name="Standard">total 156</text:p>
      <text:p text:style-name="Standard">-rwxrwxr-x 1 manoj manoj 15968 Nov 19 <text:s/>2023 a.out</text:p>
      <text:p text:style-name="Standard">drwxrwxr-x 2 manoj manoj <text:s/>4096 Nov 26 <text:s/>2023 clientserverprogram</text:p>
      <text:p text:style-name="Standard">-rw-rw-r-- 2 manoj manoj <text:s text:c="3"/>61 Jul 11 16:30 demo1.txt</text:p>
      <text:p text:style-name="Standard">-rw-rw-r-- 1 manoj manoj <text:s text:c="3"/>61 Jul 19 22:37 demo2.txt</text:p>
      <text:p text:style-name="Standard">-rw-rw-r-- 1 manoj manoj <text:s text:c="3"/>12 Jul 18 16:36 demo3.txt</text:p>
      <text:p text:style-name="Standard">-rw-rw-r-- 1 manoj manoj<text:s/><text:s text:c="3"/>11 Jul 18 16:36 demo4.txt</text:p>
      <text:p text:style-name="Standard">-rw-rw-r-- 1 manoj manoj <text:s text:c="3"/>61 Jul 18 16:12 demonew.txt</text:p>
      <text:p text:style-name="Standard">drwxr-xr-x 5 manoj manoj <text:s/>4096 Nov 21 <text:s/>2023 Desktop</text:p>
      <text:p text:style-name="Standard">drwxrwxr-x 2 manoj manoj <text:s/>4096 Jul 20 15:19 dir2</text:p>
      <text:p text:style-name="Standard">drwxr-xr-x 2 manoj manoj <text:s/>4096 Jul 20 16:19 Documents</text:p>
      <text:p text:style-name="Standard">drwxr-xr-x 2 manoj manoj <text:s/>4096 Jul 20 17:04 Downloads</text:p>
      <text:p text:style-name="Standard">-rw-rw-r-- 1 manoj manoj <text:s text:c="3"/>35 Jul 11 15:30 error</text:p>
      <text:p text:style-name="Standard">-rw-rw-r-- 1 manoj manoj <text:s text:c="3"/>38 Jul 11 15:29 f1</text:p>
      <text:p text:style-name="Standard">-rw-rw-r-- 1 manoj manoj <text:s text:c="3"/>39 Jul 20 16:13 f1_c.txt.gz</text:p>
      <text:p text:style-name="Standard">-rw-rw-r-- 1 manoj manoj <text:s text:c="3"/>11 Jul 20 16:14 f1.txt</text:p>
      <text:p text:style-name="Standard">-rw-rw-r-- 1 manoj manoj <text:s text:c="4"/>6 Jul 20 16:10 f2.txt</text:p>
      <text:p text:style-name="Standard">-rw-rw-r-- 1 manoj manoj <text:s text:c="3"/>13 Jul 20 15:50 f3.txt</text:p>
      <text:p text:style-name="Standard">-rw-rw-r-- 1 manoj manoj <text:s text:c="3"/>14 Jul 20 15:50 f4.txt</text:p>
      <text:p text:style-name="Standard">-rw-rw-r-- 1 manoj manoj <text:s text:c="3"/>18 Jul 20 15:57 f6.txt</text:p>
      <text:p text:style-name="Standard">-rw-rw-r-- 1 manoj manoj <text:s text:c="3"/>14 Jul 20 15:58 f7.txt</text:p>
      <text:p text:style-name="Standard">drwxrwxr-x 6 manoj manoj <text:s/>4096 Jul 20 15:38 home</text:p>
      <text:p text:style-name="Standard">drwxrwxr-x 2 manoj manoj <text:s/>4096 Jul 19 22:51 lab1</text:p>
      <text:p text:style-name="Standard">-rw-rw-r-- 1 manoj manoj <text:s text:c="3"/>26 Jul 18 16:19 lab1.txt</text:p>
      <text:p text:style-name="Standard">drwxrwxr-x 2 manoj manoj <text:s/>4096 Jul 19 22:51 lab2</text:p>
      <text:p text:style-name="Standard">-rw-rw-r-- 2 manoj manoj <text:s text:c="3"/>61 Jul 11 16:30 link1.txt</text:p>
      <text:p text:style-name="Standard">drwxr-xr-x 2 manoj manoj <text:s/>4096 Dec 16 <text:s/>2023 Music</text:p>
      <text:p text:style-name="Standard">drwxr-xr-x 2 manoj manoj <text:s/>4096 Dec 16 <text:s/>2023 Pictures</text:p>
      <text:p text:style-name="Standard">drwxrwxr-x 2 manoj manoj <text:s/>4096 Dec 13 <text:s/>2023 project</text:p>
      <text:p text:style-name="Standard">drwxr-xr-x 2 manoj manoj <text:s/>4096 Nov <text:s/>2 <text:s/>2023 Public</text:p>
      <text:p text:style-name="Standard">drwx------ 4 manoj manoj <text:s/>4096 Nov 26 <text:s/>2023 snap</text:p>
      <text:p text:style-name="Standard">lrwxrwxrwx 1 manoj manoj <text:s text:c="4"/>9 Jul 20 17:08 symlink.txt -&gt; demo1.txt</text:p>
      <text:p text:style-name="Standard">drwxr-xr-x 2 manoj manoj <text:s/>4096 Nov 21 <text:s/>2023 Templates</text:p>
      <text:p text:style-name="Standard">-rwxrwxr-x 1 manoj manoj 15968 Nov 19 <text:s/>2023 test</text:p>
      <text:p text:style-name="Standard">drwxr-xr-x 2 manoj manoj <text:s/>4096 Dec 18 <text:s/>2023 Videos</text:p>
      <text:p text:style-name="Standard">manoj@manoj-VirtualBox:~$ ln -s dir1<text:s/>symlink1</text:p>
      <text:p text:style-name="Standard">manoj@manoj-VirtualBox:~$ ln -n demo1.txt symlink1</text:p>
      <text:p text:style-name="Standard">ln: failed to create hard link 'symlink1': File exists</text:p>
      <text:p text:style-name="Standard">manoj@manoj-VirtualBox:~$ ln -n demo1.txt symlink11</text:p>
      <text:p text:style-name="Standard"><text:a xlink:href="mailto:manoj@manoj-VirtualBox" office:target-frame-name="_top" xlink:show="replace">manoj@manoj-VirtualBox</text:a>:~$</text:p>
      <text:p text:style-name="Standard"/>
      <text:p text:style-name="Standard"/>
      <text:p text:style-name="Standard">Out of lab Manual Commands:</text:p>
      <text:p text:style-name="Standard"/>
      <text:p text:style-name="Standard">1) manoj@manoj-VirtualBox:~$ uname</text:p>
      <text:p text:style-name="Standard">Linux</text:p>
      <text:p text:style-name="Standard"/>
      <text:p text:style-name="Standard">2) manoj@manoj-VirtualBox:~$ uname -a</text:p>
      <text:p text:style-name="Standard">Linux manoj-VirtualBox 6.2.0-36-generic #37~22.04.1-Ubuntu SMP PREEMPT_DYNAMIC Mon Oct <text:s/>9 15:34:04 UTC 2 x86_64 x86_64 x86_64 GNU/Linux</text:p>
      <text:p text:style-name="Standard">manoj@manoj-VirtualBox:~$ df -h</text:p>
      <text:p text:style-name="Standard">Filesystem <text:s text:c="5"/>Size <text:s/>Used Avail Use% Mounted on</text:p>
      <text:p text:style-name="Standard">tmpfs <text:s text:c="10"/>294M <text:s/>1.5M <text:s/>292M <text:s text:c="2"/>1% /run</text:p>
      <text:p text:style-name="Standard">/dev/sda3 <text:s text:c="6"/>102G <text:s text:c="2"/>17G <text:s text:c="2"/>81G <text:s/>18% /</text:p>
      <text:p text:style-name="Standard">tmpfs <text:s text:c="10"/>1.5G <text:s text:c="4"/>0 <text:s/>1.5G <text:s text:c="2"/>0% /dev/shm</text:p>
      <text:p text:style-name="Standard">tmpfs <text:s text:c="10"/>5.0M <text:s/>4.0K <text:s/>5.0M <text:s text:c="2"/>1% /run/lock</text:p>
      <text:p text:style-name="Standard">/dev/sda2 <text:s text:c="6"/>512M <text:s/>6.1M <text:s/>506M <text:s text:c="2"/>2% /boot/efi</text:p>
      <text:p text:style-name="Standard">tmpfs <text:s text:c="10"/>294M <text:s/>108K <text:s/>294M <text:s text:c="2"/>1% /run/user/1000</text:p>
      <text:p text:style-name="Standard"/>
      <text:p text:style-name="Standard">3) manoj@manoj-VirtualBox:~$ ping example.com</text:p>
      <text:p text:style-name="Standard">PING example.com (93.184.215.14) 56(84) bytes of data.</text:p>
      <text:p text:style-name="Standard">64 bytes from 93.184.215.14 (93.184.215.14): icmp_seq=1 ttl=43 time=384 ms</text:p>
      <text:p text:style-name="Standard">64 bytes from 93.184.215.14 (93.184.215.14): icmp_seq=2 ttl=43 time=296 ms</text:p>
      <text:p text:style-name="Standard">64 bytes from 93.184.215.14 (93.184.215.14): icmp_seq=3 ttl=43 time=317 ms</text:p>
      <text:p text:style-name="Standard">64 bytes from 93.184.215.14 (93.184.215.14):<text:s/>icmp_seq=4 ttl=43 time=341 ms</text:p>
      <text:p text:style-name="Standard">64 bytes from 93.184.215.14 (93.184.215.14): icmp_seq=5 ttl=43 time=358 ms</text:p>
      <text:p text:style-name="Standard">cl64 bytes from 93.184.215.14 (93.184.215.14): icmp_seq=6 ttl=43 time=389 ms</text:p>
      <text:p text:style-name="Standard">64 bytes from 93.184.215.14 (93.184.215.14): icmp_seq=7 ttl=43 time=300 ms</text:p>
      <text:p text:style-name="Standard">64 bytes from 93.184.215.14 (93.184.215.14): icmp_seq=8 ttl=43 time=321 ms</text:p>
      <text:p text:style-name="Standard">64 bytes from 93.184.215.14 (93.184.215.14): icmp_seq=9 ttl=43 time=340 ms</text:p>
      <text:p text:style-name="Standard">64 bytes from 93.184.215.14 (93.184.215.14): icmp_seq=10 ttl=43 time=364 ms</text:p>
      <text:p text:style-name="Standard">64 bytes from 93.184.215.14 (93.184.215.14): icmp_seq=11 ttl=43 time=384 ms</text:p>
      <text:p text:style-name="Standard">64 bytes from 93.184.215.14 (93.184.215.14): icmp_seq=12 ttl=43 time=303 ms</text:p>
      <text:p text:style-name="Standard">64 bytes from 93.184.215.14 (93.184.215.14): icmp_seq=13 ttl=43 time=325 ms</text:p>
      <text:p text:style-name="Standard">64 bytes from 93.184.215.14 (93.184.215.14): icmp_seq=14 ttl=43 time=348 ms</text:p>
      <text:p text:style-name="Standard">64 bytes from 93.184.215.14 (93.184.215.14): icmp_seq=15 ttl=43 time=370 ms</text:p>
      <text:p text:style-name="Standard">64 bytes from 93.184.215.14 (93.184.215.14): icmp_seq=16 ttl=43 time=291 ms</text:p>
      <text:p text:style-name="Standard">64 bytes from 93.184.215.14 (93.184.215.14): icmp_seq=17 ttl=43 time=315 ms</text:p>
      <text:p text:style-name="Standard">64 bytes from 93.184.215.14 (93.184.215.14): icmp_seq=18 ttl=43 time=337 ms</text:p>
      <text:p text:style-name="Standard">64 bytes from 93.184.215.14 (93.184.215.14): icmp_seq=19 ttl=43 time=357 ms</text:p>
      <text:p text:style-name="Standard">64 bytes from 93.184.215.14 (93.184.215.14): icmp_seq=20 ttl=43 time=596 ms</text:p>
      <text:p text:style-name="Standard">64 bytes from 93.184.215.14 (93.184.215.14): icmp_seq=21 ttl=43 time=302 ms</text:p>
      <text:p text:style-name="Standard">64 bytes from 93.184.215.14 (93.184.215.14): icmp_seq=22 ttl=43 time=326 ms</text:p>
      <text:p text:style-name="Standard">64 bytes from 93.184.215.14 (93.184.215.14): icmp_seq=23 ttl=43 time=344 ms</text:p>
      <text:p text:style-name="Standard">64 bytes from 93.184.215.14 (93.184.215.14): icmp_seq=24 ttl=43 time=369 ms</text:p>
      <text:p text:style-name="Standard">64 bytes from 93.184.215.14 (93.184.215.14): icmp_seq=25 ttl=43 time=391 ms</text:p>
      <text:p text:style-name="Standard">64 bytes from 93.184.215.14 (93.184.215.14): icmp_seq=26 ttl=43 time=310 ms</text:p>
      <text:p text:style-name="Standard">64 bytes from 93.184.215.14 (93.184.215.14): icmp_seq=27 ttl=43 time=331 ms</text:p>
      <text:p text:style-name="Standard">64 bytes from 93.184.215.14 (93.184.215.14): icmp_seq=28 ttl=43 time=353 ms</text:p>
      <text:p text:style-name="Standard">64 bytes from 93.184.215.14 (93.184.215.14): icmp_seq=29 ttl=43 time=267 ms</text:p>
      <text:p text:style-name="Standard">64 bytes from 93.184.215.14 (93.184.215.14): icmp_seq=30 ttl=43 time=295 ms</text:p>
      <text:p text:style-name="Standard">64 bytes from 93.184.215.14 (93.184.215.14): icmp_seq=31 ttl=43 time=317 ms</text:p>
      <text:p text:style-name="Standard">64 bytes from 93.184.215.14 (93.184.215.14): icmp_seq=32 ttl=43 time=343 ms</text:p>
      <text:p text:style-name="Standard">^C</text:p>
      <text:p text:style-name="Standard">--- example.com ping statistics ---</text:p>
      <text:p text:style-name="Standard">32 packets transmitted, 32 received, 0% packet loss, time 31066ms</text:p>
      <text:p text:style-name="Standard">rtt min/avg/max/mdev =<text:s/>267.342/343.426/596.299/55.029 ms</text:p>
      <text:p text:style-name="Standard">manoj@manoj-VirtualBox:~$</text:p>
      <text:p text:style-name="Standard"/>
      <text:p text:style-name="Standard">4) manoj@manoj-VirtualBox:~$ df -h</text:p>
      <text:p text:style-name="Standard">Filesystem <text:s text:c="5"/>Size <text:s/>Used Avail Use% Mounted on</text:p>
      <text:p text:style-name="Standard">tmpfs <text:s text:c="10"/>294M <text:s/>1.5M <text:s/>292M <text:s text:c="2"/>1% /run</text:p>
      <text:p text:style-name="Standard">/dev/sda3 <text:s text:c="6"/>102G <text:s text:c="2"/>17G <text:s text:c="2"/>81G <text:s/>18% /</text:p>
      <text:p text:style-name="Standard">tmpfs <text:s text:c="10"/>1.5G<text:s/><text:s text:c="4"/>0 <text:s/>1.5G <text:s text:c="2"/>0% /dev/shm</text:p>
      <text:p text:style-name="Standard">tmpfs <text:s text:c="10"/>5.0M <text:s/>4.0K <text:s/>5.0M <text:s text:c="2"/>1% /run/lock</text:p>
      <text:p text:style-name="Standard">/dev/sda2 <text:s text:c="6"/>512M <text:s/>6.1M <text:s/>506M <text:s text:c="2"/>2% /boot/efi</text:p>
      <text:p text:style-name="Standard">tmpfs <text:s text:c="10"/>294M <text:s/>108K <text:s/>294M <text:s text:c="2"/>1% /run/user/1000</text:p>
      <text:p text:style-name="Standard"/>
      <text:p text:style-name="Standard">5) manoj@manoj-VirtualBox:~$ du -sh</text:p>
      <text:p text:style-name="Standard">270M<text:tab/>.</text:p>
      <text:p text:style-name="Standard"/>
      <text:p text:style-name="Standard">6) manoj@manoj-VirtualBox:~$ ps</text:p>
      <text:p text:style-name="Standard"><text:s text:c="4"/>PID TTY <text:s text:c="9"/>TIME CMD</text:p>
      <text:p text:style-name="Standard"><text:s text:c="3"/>2052 pts/0 <text:s text:c="3"/>00:00:00 bash</text:p>
      <text:p text:style-name="Standard"><text:s text:c="3"/>2064 pts/0 <text:s text:c="3"/>00:00:00 p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208in solid #000000" fo:padding="0.4333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MANOJ MULE</dc:creator>
    <meta:creation-date>2024-07-11T15:27:00Z</meta:creation-date>
    <dc:date>2024-07-20T12:15:00Z</dc:date>
    <meta:template xlink:href="Normal" xlink:type="simple"/>
    <meta:editing-cycles>11</meta:editing-cycles>
    <meta:editing-duration>PT3720S</meta:editing-duration>
    <meta:document-statistic meta:page-count="1" meta:paragraph-count="104" meta:word-count="7791" meta:character-count="52101" meta:row-count="370" meta:non-whitespace-character-count="44414"/>
  </office:meta>
</office:document-meta>
</file>